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Text_20_body" style:list-style-name="L4">
      <style:paragraph-properties fo:margin-top="0in" fo:margin-bottom="0in"/>
    </style:style>
    <style:style style:name="P25" style:family="paragraph" style:parent-style-name="Text_20_body" style:list-style-name="L5">
      <style:paragraph-properties fo:margin-top="0in" fo:margin-bottom="0in"/>
    </style:style>
    <style:style style:name="P26" style:family="paragraph" style:parent-style-name="Text_20_body" style:list-style-name="L6">
    </style:style>
    <style:style style:name="P27" style:family="paragraph" style:parent-style-name="Text_20_body" style:list-style-name="L7">
      <style:paragraph-properties fo:margin-top="0in" fo:margin-bottom="0in"/>
    </style:style>
    <style:style style:name="P28" style:family="paragraph" style:parent-style-name="Text_20_body" style:list-style-name="L8">
    </style:style>
    <style:style style:name="P29" style:family="paragraph" style:parent-style-name="Text_20_body" style:list-style-name="L9">
      <style:paragraph-properties fo:margin-top="0in" fo:margin-bottom="0in"/>
    </style:style>
    <style:style style:name="P30" style:family="paragraph" style:parent-style-name="Text_20_body" style:list-style-name="L10">
    </style:style>
    <style:style style:name="P31" style:family="paragraph" style:parent-style-name="Text_20_body" style:list-style-name="L11">
    </style:style>
    <style:style style:name="P32" style:family="paragraph" style:parent-style-name="Text_20_body" style:list-style-name="L12">
    </style:style>
    <style:style style:name="P33" style:family="paragraph" style:parent-style-name="Text_20_body" style:list-style-name="L13">
    </style:style>
    <style:style style:name="P34" style:family="paragraph" style:parent-style-name="Text_20_body" style:list-style-name="L14">
    </style:style>
    <style:style style:name="P35" style:family="paragraph" style:parent-style-name="Text_20_body" style:list-style-name="L15">
    </style:style>
    <style:style style:name="P36" style:family="paragraph" style:parent-style-name="Text_20_body" style:list-style-name="L16">
    </style:style>
    <style:style style:name="P37" style:family="paragraph" style:parent-style-name="Text_20_body" style:list-style-name="L17">
    </style:style>
    <style:style style:name="P38" style:family="paragraph" style:parent-style-name="Text_20_body" style:list-style-name="L18">
    </style:style>
    <style:style style:name="P39" style:family="paragraph" style:parent-style-name="Text_20_body" style:list-style-name="L19">
    </style:style>
    <style:style style:name="P40" style:family="paragraph" style:parent-style-name="Text_20_body" style:list-style-name="L20">
    </style:style>
    <style:style style:name="P41" style:family="paragraph" style:parent-style-name="Text_20_body" style:list-style-name="L21">
    </style:style>
    <style:style style:name="P42" style:family="paragraph" style:parent-style-name="Text_20_body" style:list-style-name="L22">
    </style:style>
    <style:style style:name="P43" style:family="paragraph" style:parent-style-name="Text_20_body" style:list-style-name="L23">
    </style:style>
    <style:style style:name="P44" style:family="paragraph" style:parent-style-name="Text_20_body" style:list-style-name="L24">
    </style:style>
    <style:style style:name="P45" style:family="paragraph" style:parent-style-name="Text_20_body" style:list-style-name="L25">
    </style:style>
    <style:style style:name="P46" style:family="paragraph" style:parent-style-name="Text_20_body" style:list-style-name="L26">
    </style:style>
    <style:style style:name="P47" style:family="paragraph" style:parent-style-name="Text_20_body" style:list-style-name="L27">
    </style:style>
    <style:style style:name="P48" style:family="paragraph" style:parent-style-name="Text_20_body" style:list-style-name="L28">
      <style:paragraph-properties fo:margin-top="0in" fo:margin-bottom="0in"/>
    </style:style>
    <style:style style:name="P49" style:family="paragraph" style:parent-style-name="Text_20_body" style:list-style-name="L29">
    </style:style>
    <style:style style:name="P50" style:family="paragraph" style:parent-style-name="Text_20_body" style:list-style-name="L30">
      <style:paragraph-properties fo:margin-top="0in" fo:margin-bottom="0in"/>
    </style:style>
    <style:style style:name="P51" style:family="paragraph" style:parent-style-name="Text_20_body" style:list-style-name="L31">
    </style:style>
    <style:style style:name="P52" style:family="paragraph" style:parent-style-name="Text_20_body" style:list-style-name="L32">
    </style:style>
    <style:style style:name="P53" style:family="paragraph" style:parent-style-name="Text_20_body" style:list-style-name="L33">
    </style:style>
    <style:style style:name="P54" style:family="paragraph" style:parent-style-name="Text_20_body" style:list-style-name="L34">
      <style:paragraph-properties fo:margin-top="0in" fo:margin-bottom="0in"/>
    </style:style>
    <style:style style:name="P55" style:family="paragraph" style:parent-style-name="Text_20_body" style:list-style-name="L35">
      <style:paragraph-properties fo:margin-top="0in" fo:margin-bottom="0in"/>
    </style:style>
    <style:style style:name="P56" style:family="paragraph" style:parent-style-name="Text_20_body" style:list-style-name="L36">
    </style:style>
    <style:style style:name="P57" style:family="paragraph" style:parent-style-name="Text_20_body" style:list-style-name="L37">
    </style:style>
    <style:style style:name="P58" style:family="paragraph" style:parent-style-name="Text_20_body" style:list-style-name="L38">
    </style:style>
    <style:style style:name="P59" style:family="paragraph" style:parent-style-name="Text_20_body" style:list-style-name="L39">
    </style:style>
    <style:style style:name="P60" style:family="paragraph" style:parent-style-name="Text_20_body" style:list-style-name="L40">
    </style:style>
    <style:style style:name="P61" style:family="paragraph" style:parent-style-name="Text_20_body" style:list-style-name="L41">
    </style:style>
    <style:style style:name="P62" style:family="paragraph" style:parent-style-name="Text_20_body" style:list-style-name="L42">
    </style:style>
    <style:style style:name="P63" style:family="paragraph" style:parent-style-name="Text_20_body" style:list-style-name="L43">
      <style:paragraph-properties fo:margin-top="0in" fo:margin-bottom="0in"/>
    </style:style>
    <style:style style:name="P64" style:family="paragraph" style:parent-style-name="Text_20_body" style:list-style-name="L44">
      <style:paragraph-properties fo:margin-top="0in" fo:margin-bottom="0in"/>
    </style:style>
    <style:style style:name="P65" style:family="paragraph" style:parent-style-name="Text_20_body" style:list-style-name="L45">
      <style:paragraph-properties fo:margin-top="0in" fo:margin-bottom="0in"/>
    </style:style>
    <style:style style:name="P66" style:family="paragraph" style:parent-style-name="Text_20_body" style:list-style-name="L46">
      <style:paragraph-properties fo:margin-top="0in" fo:margin-bottom="0in"/>
    </style:style>
    <style:style style:name="P67" style:family="paragraph" style:parent-style-name="Text_20_body" style:list-style-name="L47">
      <style:paragraph-properties fo:margin-top="0in" fo:margin-bottom="0in"/>
    </style:style>
    <style:style style:name="P68" style:family="paragraph" style:parent-style-name="Text_20_body" style:list-style-name="L48">
      <style:paragraph-properties fo:margin-top="0in" fo:margin-bottom="0in"/>
    </style:style>
    <style:style style:name="P69" style:family="paragraph" style:parent-style-name="Text_20_body" style:list-style-name="L49">
      <style:paragraph-properties fo:margin-top="0in" fo:margin-bottom="0in"/>
    </style:style>
    <style:style style:name="P70" style:family="paragraph" style:parent-style-name="Text_20_body" style:list-style-name="L50">
      <style:paragraph-properties fo:margin-top="0in" fo:margin-bottom="0in"/>
    </style:style>
    <style:style style:name="P71" style:family="paragraph" style:parent-style-name="Text_20_body" style:list-style-name="L51">
    </style:style>
    <style:style style:name="P72" style:family="paragraph" style:parent-style-name="Text_20_body" style:list-style-name="L52">
    </style:style>
    <style:style style:name="P73" style:family="paragraph" style:parent-style-name="Text_20_body" style:list-style-name="L53">
      <style:paragraph-properties fo:margin-top="0in" fo:margin-bottom="0in"/>
    </style:style>
    <style:style style:name="P74" style:family="paragraph" style:parent-style-name="Text_20_body" style:list-style-name="L54">
      <style:paragraph-properties fo:margin-top="0in" fo:margin-bottom="0in"/>
    </style:style>
    <style:style style:name="P75" style:family="paragraph" style:parent-style-name="Text_20_body" style:list-style-name="L55">
      <style:paragraph-properties fo:margin-top="0in" fo:margin-bottom="0in"/>
    </style:style>
    <style:style style:name="P76" style:family="paragraph" style:parent-style-name="Text_20_body" style:list-style-name="L56">
      <style:paragraph-properties fo:margin-top="0in" fo:margin-bottom="0in"/>
    </style:style>
    <style:style style:name="P77" style:family="paragraph" style:parent-style-name="Text_20_body" style:list-style-name="L57">
      <style:paragraph-properties fo:margin-top="0in" fo:margin-bottom="0in"/>
    </style:style>
    <style:style style:name="P78" style:family="paragraph" style:parent-style-name="Text_20_body" style:list-style-name="L58">
      <style:paragraph-properties fo:margin-top="0in" fo:margin-bottom="0in"/>
    </style:style>
    <style:style style:name="P79" style:family="paragraph" style:parent-style-name="Text_20_body" style:list-style-name="L59">
      <style:paragraph-properties fo:margin-top="0in" fo:margin-bottom="0in"/>
    </style:style>
    <style:style style:name="P80" style:family="paragraph" style:parent-style-name="Text_20_body" style:list-style-name="L60">
      <style:paragraph-properties fo:margin-top="0in" fo:margin-bottom="0in"/>
    </style:style>
    <style:style style:name="P81" style:family="paragraph" style:parent-style-name="Text_20_body" style:list-style-name="L61">
      <style:paragraph-properties fo:margin-top="0in" fo:margin-bottom="0in"/>
    </style:style>
    <style:style style:name="P82" style:family="paragraph" style:parent-style-name="Text_20_body" style:list-style-name="L62">
      <style:paragraph-properties fo:margin-top="0in" fo:margin-bottom="0in"/>
    </style:style>
    <style:style style:name="P83" style:family="paragraph" style:parent-style-name="Text_20_body" style:list-style-name="L63">
      <style:paragraph-properties fo:margin-top="0in" fo:margin-bottom="0in"/>
    </style:style>
    <style:style style:name="P84" style:family="paragraph" style:parent-style-name="Text_20_body" style:list-style-name="L64">
      <style:paragraph-properties fo:margin-top="0in" fo:margin-bottom="0in"/>
    </style:style>
    <style:style style:name="P85" style:family="paragraph" style:parent-style-name="Text_20_body" style:list-style-name="L65">
    </style:style>
    <style:style style:name="P86" style:family="paragraph" style:parent-style-name="Text_20_body" style:list-style-name="L66">
    </style:style>
    <style:style style:name="P87" style:family="paragraph" style:parent-style-name="Text_20_body" style:list-style-name="L67">
    </style:style>
    <style:style style:name="P88" style:family="paragraph" style:parent-style-name="Text_20_body" style:list-style-name="L68">
      <style:paragraph-properties fo:margin-top="0in" fo:margin-bottom="0in"/>
    </style:style>
    <style:style style:name="P89" style:family="paragraph" style:parent-style-name="Text_20_body" style:list-style-name="L69">
    </style:style>
    <style:style style:name="P90" style:family="paragraph" style:parent-style-name="Text_20_body" style:list-style-name="L70">
    </style:style>
    <style:style style:name="P91" style:family="paragraph" style:parent-style-name="Text_20_body" style:list-style-name="L71">
    </style:style>
    <style:style style:name="P92" style:family="paragraph" style:parent-style-name="Text_20_body" style:list-style-name="L72">
      <style:paragraph-properties fo:margin-top="0in" fo:margin-bottom="0in"/>
    </style:style>
    <style:style style:name="P93" style:family="paragraph" style:parent-style-name="Text_20_body" style:list-style-name="L73">
      <style:paragraph-properties fo:margin-top="0in" fo:margin-bottom="0in"/>
    </style:style>
    <style:style style:name="P94" style:family="paragraph" style:parent-style-name="Text_20_body" style:list-style-name="L74">
      <style:paragraph-properties fo:margin-top="0in" fo:margin-bottom="0in"/>
    </style:style>
    <style:style style:name="P95" style:family="paragraph" style:parent-style-name="Text_20_body" style:list-style-name="L75">
      <style:paragraph-properties fo:margin-top="0in" fo:margin-bottom="0in"/>
    </style:style>
    <style:style style:name="P96" style:family="paragraph" style:parent-style-name="Text_20_body" style:list-style-name="L76">
      <style:paragraph-properties fo:margin-top="0in" fo:margin-bottom="0in"/>
    </style:style>
    <style:style style:name="P97" style:family="paragraph" style:parent-style-name="Text_20_body" style:list-style-name="L77">
      <style:paragraph-properties fo:margin-top="0in" fo:margin-bottom="0in"/>
    </style:style>
    <style:style style:name="P98" style:family="paragraph" style:parent-style-name="Text_20_body" style:list-style-name="L78">
      <style:paragraph-properties fo:margin-top="0in" fo:margin-bottom="0in"/>
    </style:style>
    <style:style style:name="P99" style:family="paragraph" style:parent-style-name="Text_20_body" style:list-style-name="L79">
      <style:paragraph-properties fo:margin-top="0in" fo:margin-bottom="0in"/>
    </style:style>
    <style:style style:name="P100" style:family="paragraph" style:parent-style-name="Text_20_body" style:list-style-name="L80">
      <style:paragraph-properties fo:margin-top="0in" fo:margin-bottom="0in"/>
    </style:style>
    <style:style style:name="P101" style:family="paragraph" style:parent-style-name="Text_20_body" style:list-style-name="L81">
      <style:paragraph-properties fo:margin-top="0in" fo:margin-bottom="0in"/>
    </style:style>
    <style:style style:name="P102" style:family="paragraph" style:parent-style-name="Text_20_body" style:list-style-name="L82">
      <style:paragraph-properties fo:margin-top="0in" fo:margin-bottom="0in"/>
    </style:style>
    <style:style style:name="P103" style:family="paragraph" style:parent-style-name="Text_20_body" style:list-style-name="L83">
      <style:paragraph-properties fo:margin-top="0in" fo:margin-bottom="0in"/>
    </style:style>
    <style:style style:name="P104" style:family="paragraph" style:parent-style-name="Text_20_body" style:list-style-name="L84">
      <style:paragraph-properties fo:margin-top="0in" fo:margin-bottom="0in"/>
    </style:style>
    <style:style style:name="P105" style:family="paragraph" style:parent-style-name="Text_20_body" style:list-style-name="L85">
      <style:paragraph-properties fo:margin-top="0in" fo:margin-bottom="0in"/>
    </style:style>
    <style:style style:name="P106" style:family="paragraph" style:parent-style-name="Text_20_body" style:list-style-name="L86">
      <style:paragraph-properties fo:margin-top="0in" fo:margin-bottom="0in"/>
    </style:style>
    <style:style style:name="P107" style:family="paragraph" style:parent-style-name="Text_20_body" style:list-style-name="L87">
      <style:paragraph-properties fo:margin-top="0in" fo:margin-bottom="0in"/>
    </style:style>
    <style:style style:name="P108" style:family="paragraph" style:parent-style-name="Text_20_body" style:list-style-name="L88">
      <style:paragraph-properties fo:margin-top="0in" fo:margin-bottom="0in"/>
    </style:style>
    <style:style style:name="P109" style:family="paragraph" style:parent-style-name="Text_20_body" style:list-style-name="L89">
      <style:paragraph-properties fo:margin-top="0in" fo:margin-bottom="0in"/>
    </style:style>
    <style:style style:name="P110" style:family="paragraph" style:parent-style-name="Text_20_body" style:list-style-name="L90">
      <style:paragraph-properties fo:margin-top="0in" fo:margin-bottom="0in"/>
    </style:style>
    <style:style style:name="P111" style:family="paragraph" style:parent-style-name="Text_20_body" style:list-style-name="L91">
      <style:paragraph-properties fo:margin-top="0in" fo:margin-bottom="0in"/>
    </style:style>
    <style:style style:name="P112" style:family="paragraph" style:parent-style-name="Text_20_body" style:list-style-name="L92">
      <style:paragraph-properties fo:margin-top="0in" fo:margin-bottom="0in"/>
    </style:style>
    <style:style style:name="P113" style:family="paragraph" style:parent-style-name="Text_20_body" style:list-style-name="L93">
      <style:paragraph-properties fo:margin-top="0in" fo:margin-bottom="0in"/>
    </style:style>
    <style:style style:name="P114" style:family="paragraph" style:parent-style-name="Text_20_body" style:list-style-name="L94">
      <style:paragraph-properties fo:margin-top="0in" fo:margin-bottom="0in"/>
    </style:style>
    <style:style style:name="P115" style:family="paragraph" style:parent-style-name="Text_20_body" style:list-style-name="L95">
      <style:paragraph-properties fo:margin-top="0in" fo:margin-bottom="0in"/>
    </style:style>
    <style:style style:name="P116" style:family="paragraph" style:parent-style-name="Text_20_body" style:list-style-name="L96">
      <style:paragraph-properties fo:margin-top="0in" fo:margin-bottom="0in"/>
    </style:style>
    <style:style style:name="P117" style:family="paragraph" style:parent-style-name="Text_20_body" style:list-style-name="L97">
      <style:paragraph-properties fo:margin-top="0in" fo:margin-bottom="0in"/>
    </style:style>
    <style:style style:name="P118" style:family="paragraph" style:parent-style-name="Text_20_body" style:list-style-name="L98">
      <style:paragraph-properties fo:margin-top="0in" fo:margin-bottom="0in"/>
    </style:style>
    <style:style style:name="P119" style:family="paragraph" style:parent-style-name="Text_20_body" style:list-style-name="L99">
      <style:paragraph-properties fo:margin-top="0in" fo:margin-bottom="0in"/>
    </style:style>
    <style:style style:name="P120" style:family="paragraph" style:parent-style-name="Text_20_body" style:list-style-name="L100">
      <style:paragraph-properties fo:margin-top="0in" fo:margin-bottom="0in"/>
    </style:style>
    <style:style style:name="P121" style:family="paragraph" style:parent-style-name="Text_20_body" style:list-style-name="L101">
      <style:paragraph-properties fo:margin-top="0in" fo:margin-bottom="0in"/>
    </style:style>
    <style:style style:name="P122" style:family="paragraph" style:parent-style-name="Text_20_body" style:list-style-name="L102">
      <style:paragraph-properties fo:margin-top="0in" fo:margin-bottom="0in"/>
    </style:style>
    <style:style style:name="P123" style:family="paragraph" style:parent-style-name="Text_20_body" style:list-style-name="L103">
      <style:paragraph-properties fo:margin-top="0in" fo:margin-bottom="0in"/>
    </style:style>
    <style:style style:name="P124" style:family="paragraph" style:parent-style-name="Text_20_body" style:list-style-name="L104">
      <style:paragraph-properties fo:margin-top="0in" fo:margin-bottom="0in"/>
    </style:style>
    <style:style style:name="P125" style:family="paragraph" style:parent-style-name="Text_20_body" style:list-style-name="L105">
      <style:paragraph-properties fo:margin-top="0in" fo:margin-bottom="0in"/>
    </style:style>
    <style:style style:name="P126" style:family="paragraph" style:parent-style-name="Text_20_body" style:list-style-name="L106">
      <style:paragraph-properties fo:margin-top="0in" fo:margin-bottom="0in"/>
    </style:style>
    <style:style style:name="P127" style:family="paragraph" style:parent-style-name="Text_20_body" style:list-style-name="L107">
      <style:paragraph-properties fo:margin-top="0in" fo:margin-bottom="0in"/>
    </style:style>
    <style:style style:name="P128" style:family="paragraph" style:parent-style-name="Text_20_body" style:list-style-name="L108">
      <style:paragraph-properties fo:margin-top="0in" fo:margin-bottom="0in"/>
    </style:style>
    <style:style style:name="P129" style:family="paragraph" style:parent-style-name="Text_20_body" style:list-style-name="L109">
      <style:paragraph-properties fo:margin-top="0in" fo:margin-bottom="0in"/>
    </style:style>
    <style:style style:name="P130" style:family="paragraph" style:parent-style-name="Text_20_body" style:list-style-name="L110">
    </style:style>
    <style:style style:name="P131" style:family="paragraph" style:parent-style-name="Text_20_body" style:list-style-name="L111">
    </style:style>
    <style:style style:name="P132" style:family="paragraph" style:parent-style-name="Text_20_body" style:list-style-name="L112">
    </style:style>
    <style:style style:name="P133" style:family="paragraph" style:parent-style-name="Text_20_body" style:list-style-name="L113">
    </style:style>
    <style:style style:name="P134" style:family="paragraph" style:parent-style-name="Text_20_body" style:list-style-name="L114">
    </style:style>
    <style:style style:name="P135" style:family="paragraph" style:parent-style-name="Text_20_body" style:list-style-name="L115">
    </style:style>
    <style:style style:name="P136" style:family="paragraph" style:parent-style-name="Text_20_body" style:list-style-name="L116">
    </style:style>
    <style:style style:name="P137" style:family="paragraph" style:parent-style-name="Text_20_body" style:list-style-name="L117">
    </style:style>
    <style:style style:name="P138" style:family="paragraph" style:parent-style-name="Text_20_body" style:list-style-name="L118">
    </style:style>
    <style:style style:name="P139" style:family="paragraph" style:parent-style-name="Text_20_body" style:list-style-name="L119">
    </style:style>
    <style:style style:name="P140" style:family="paragraph" style:parent-style-name="Text_20_body" style:list-style-name="L120">
    </style:style>
    <style:style style:name="P141" style:family="paragraph" style:parent-style-name="Text_20_body" style:list-style-name="L121">
    </style:style>
    <style:style style:name="P142" style:family="paragraph" style:parent-style-name="Text_20_body" style:list-style-name="L122">
    </style:style>
    <style:style style:name="P143" style:family="paragraph" style:parent-style-name="Text_20_body" style:list-style-name="L123">
    </style:style>
    <style:style style:name="P144" style:family="paragraph" style:parent-style-name="Text_20_body" style:list-style-name="L124">
    </style:style>
    <style:style style:name="P145" style:family="paragraph" style:parent-style-name="Text_20_body" style:list-style-name="L125">
    </style:style>
    <style:style style:name="P146" style:family="paragraph" style:parent-style-name="Text_20_body" style:list-style-name="L126">
    </style:style>
    <style:style style:name="P147" style:family="paragraph" style:parent-style-name="Text_20_body" style:list-style-name="L127">
    </style:style>
    <style:style style:name="P148" style:family="paragraph" style:parent-style-name="Text_20_body" style:list-style-name="L128">
    </style:style>
    <style:style style:name="P149" style:family="paragraph" style:parent-style-name="Text_20_body" style:list-style-name="L129">
    </style:style>
    <style:style style:name="P150" style:family="paragraph" style:parent-style-name="Text_20_body" style:list-style-name="L130">
    </style:style>
    <style:style style:name="P151" style:family="paragraph" style:parent-style-name="Text_20_body" style:list-style-name="L131">
    </style:style>
    <style:style style:name="P152" style:family="paragraph" style:parent-style-name="Text_20_body" style:list-style-name="L132">
    </style:style>
    <style:style style:name="P153" style:family="paragraph" style:parent-style-name="Text_20_body" style:list-style-name="L133">
    </style:style>
    <style:style style:name="P154" style:family="paragraph" style:parent-style-name="Text_20_body" style:list-style-name="L134">
      <style:paragraph-properties fo:margin-top="0in" fo:margin-bottom="0in"/>
    </style:style>
    <style:style style:name="P155" style:family="paragraph" style:parent-style-name="Text_20_body" style:list-style-name="L135">
      <style:paragraph-properties fo:margin-top="0in" fo:margin-bottom="0in"/>
    </style:style>
    <style:style style:name="P156" style:family="paragraph" style:parent-style-name="Text_20_body" style:list-style-name="L136">
      <style:paragraph-properties fo:margin-top="0in" fo:margin-bottom="0in"/>
    </style:style>
    <style:style style:name="P157" style:family="paragraph" style:parent-style-name="Text_20_body" style:list-style-name="L137">
    </style:style>
    <style:style style:name="P158" style:family="paragraph" style:parent-style-name="Text_20_body" style:list-style-name="L138">
    </style:style>
    <style:style style:name="P159" style:family="paragraph" style:parent-style-name="Text_20_body" style:list-style-name="L139">
    </style:style>
    <style:style style:name="P160" style:family="paragraph" style:parent-style-name="Text_20_body" style:list-style-name="L140">
    </style:style>
    <style:style style:name="P161" style:family="paragraph" style:parent-style-name="Text_20_body" style:list-style-name="L141">
    </style:style>
    <style:style style:name="P162" style:family="paragraph" style:parent-style-name="Text_20_body" style:list-style-name="L142">
    </style:style>
    <style:style style:name="P163" style:family="paragraph" style:parent-style-name="Text_20_body" style:list-style-name="L143">
    </style:style>
    <style:style style:name="P164" style:family="paragraph" style:parent-style-name="Text_20_body" style:list-style-name="L144">
    </style:style>
    <style:style style:name="P165" style:family="paragraph" style:parent-style-name="Text_20_body" style:list-style-name="L145">
    </style:style>
    <style:style style:name="P166" style:family="paragraph" style:parent-style-name="Text_20_body" style:list-style-name="L146">
    </style:style>
    <style:style style:name="P167" style:family="paragraph" style:parent-style-name="Text_20_body" style:list-style-name="L147">
    </style:style>
    <style:style style:name="P168" style:family="paragraph" style:parent-style-name="Text_20_body" style:list-style-name="L148">
    </style:style>
    <style:style style:name="P169" style:family="paragraph" style:parent-style-name="Text_20_body" style:list-style-name="L149">
    </style:style>
    <style:style style:name="P170" style:family="paragraph" style:parent-style-name="Text_20_body" style:list-style-name="L150">
    </style:style>
    <style:style style:name="P171" style:family="paragraph" style:parent-style-name="Text_20_body" style:list-style-name="L151">
    </style:style>
    <style:style style:name="P172" style:family="paragraph" style:parent-style-name="Text_20_body" style:list-style-name="L152">
    </style:style>
    <style:style style:name="P173" style:family="paragraph" style:parent-style-name="Text_20_body" style:list-style-name="L153">
    </style:style>
    <style:style style:name="P174" style:family="paragraph" style:parent-style-name="Text_20_body" style:list-style-name="L154">
    </style:style>
    <style:style style:name="P175" style:family="paragraph" style:parent-style-name="Text_20_body" style:list-style-name="L155">
    </style:style>
    <style:style style:name="P176" style:family="paragraph" style:parent-style-name="Text_20_body" style:list-style-name="L156">
    </style:style>
    <style:style style:name="P177" style:family="paragraph" style:parent-style-name="Text_20_body" style:list-style-name="L157">
    </style:style>
    <style:style style:name="P178" style:family="paragraph" style:parent-style-name="Text_20_body" style:list-style-name="L158">
    </style:style>
    <style:style style:name="P179" style:family="paragraph" style:parent-style-name="Text_20_body" style:list-style-name="L159">
    </style:style>
    <style:style style:name="P180" style:family="paragraph" style:parent-style-name="Text_20_body" style:list-style-name="L160">
    </style:style>
    <style:style style:name="P181" style:family="paragraph" style:parent-style-name="Text_20_body" style:list-style-name="L161">
    </style:style>
    <style:style style:name="P182" style:family="paragraph" style:parent-style-name="Text_20_body" style:list-style-name="L162">
    </style:style>
    <style:style style:name="P183" style:family="paragraph" style:parent-style-name="Text_20_body" style:list-style-name="L163">
    </style:style>
    <style:style style:name="P184" style:family="paragraph" style:parent-style-name="Text_20_body" style:list-style-name="L164">
    </style:style>
    <style:style style:name="P185" style:family="paragraph" style:parent-style-name="Text_20_body" style:list-style-name="L165">
    </style:style>
    <style:style style:name="P186" style:family="paragraph" style:parent-style-name="Text_20_body" style:list-style-name="L166">
    </style:style>
    <style:style style:name="P187" style:family="paragraph" style:parent-style-name="Text_20_body" style:list-style-name="L167">
    </style:style>
    <style:style style:name="P188" style:family="paragraph" style:parent-style-name="Text_20_body" style:list-style-name="L168">
    </style:style>
    <style:style style:name="P189" style:family="paragraph" style:parent-style-name="Text_20_body" style:list-style-name="L169">
    </style:style>
    <style:style style:name="P190" style:family="paragraph" style:parent-style-name="Text_20_body" style:list-style-name="L170">
    </style:style>
    <style:style style:name="P191" style:family="paragraph" style:parent-style-name="Text_20_body" style:list-style-name="L171">
      <style:paragraph-properties fo:margin-top="0in" fo:margin-bottom="0in"/>
    </style:style>
    <style:style style:name="P192" style:family="paragraph" style:parent-style-name="Text_20_body" style:list-style-name="L172">
      <style:paragraph-properties fo:margin-top="0in" fo:margin-bottom="0in"/>
    </style:style>
    <style:style style:name="P193" style:family="paragraph" style:parent-style-name="Text_20_body" style:list-style-name="L173">
      <style:paragraph-properties fo:margin-top="0in" fo:margin-bottom="0in"/>
    </style:style>
    <style:style style:name="P194" style:family="paragraph" style:parent-style-name="Text_20_body" style:list-style-name="L174">
      <style:paragraph-properties fo:margin-top="0in" fo:margin-bottom="0in"/>
    </style:style>
    <style:style style:name="P195" style:family="paragraph" style:parent-style-name="Text_20_body" style:list-style-name="L175">
      <style:paragraph-properties fo:margin-top="0in" fo:margin-bottom="0in"/>
    </style:style>
    <style:style style:name="P196" style:family="paragraph" style:parent-style-name="Text_20_body" style:list-style-name="L176">
      <style:paragraph-properties fo:margin-top="0in" fo:margin-bottom="0in"/>
    </style:style>
    <style:style style:name="P197" style:family="paragraph" style:parent-style-name="Text_20_body" style:list-style-name="L177">
      <style:paragraph-properties fo:margin-top="0in" fo:margin-bottom="0in"/>
    </style:style>
    <style:style style:name="P198" style:family="paragraph" style:parent-style-name="Text_20_body" style:list-style-name="L178">
      <style:paragraph-properties fo:margin-top="0in" fo:margin-bottom="0in"/>
    </style:style>
    <style:style style:name="P199" style:family="paragraph" style:parent-style-name="Text_20_body" style:list-style-name="L179">
      <style:paragraph-properties fo:margin-top="0in" fo:margin-bottom="0in"/>
    </style:style>
    <style:style style:name="P200" style:family="paragraph" style:parent-style-name="Text_20_body" style:list-style-name="L180">
      <style:paragraph-properties fo:margin-top="0in" fo:margin-bottom="0in"/>
    </style:style>
    <style:style style:name="P201" style:family="paragraph" style:parent-style-name="Text_20_body" style:list-style-name="L181">
      <style:paragraph-properties fo:margin-top="0in" fo:margin-bottom="0in"/>
    </style:style>
    <style:style style:name="P202" style:family="paragraph" style:parent-style-name="Text_20_body" style:list-style-name="L182">
    </style:style>
    <style:style style:name="P203" style:family="paragraph" style:parent-style-name="Text_20_body" style:list-style-name="L183">
    </style:style>
    <style:style style:name="P204" style:family="paragraph" style:parent-style-name="Text_20_body" style:list-style-name="L184">
      <style:paragraph-properties fo:margin-top="0in" fo:margin-bottom="0in"/>
    </style:style>
    <style:style style:name="P205" style:family="paragraph" style:parent-style-name="Text_20_body" style:list-style-name="L185">
      <style:paragraph-properties fo:margin-top="0in" fo:margin-bottom="0in"/>
    </style:style>
    <style:style style:name="P206" style:family="paragraph" style:parent-style-name="Text_20_body" style:list-style-name="L186">
      <style:paragraph-properties fo:margin-top="0in" fo:margin-bottom="0in"/>
    </style:style>
    <style:style style:name="P207" style:family="paragraph" style:parent-style-name="Text_20_body" style:list-style-name="L187">
      <style:paragraph-properties fo:margin-top="0in" fo:margin-bottom="0in"/>
    </style:style>
    <style:style style:name="P208" style:family="paragraph" style:parent-style-name="Text_20_body" style:list-style-name="L188">
    </style:style>
    <style:style style:name="P209" style:family="paragraph" style:parent-style-name="Text_20_body" style:list-style-name="L189">
    </style:style>
    <style:style style:name="P210" style:family="paragraph" style:parent-style-name="Text_20_body" style:list-style-name="L190">
    </style:style>
    <style:style style:name="P211" style:family="paragraph" style:parent-style-name="Text_20_body" style:list-style-name="L191">
    </style:style>
    <style:style style:name="P212" style:family="paragraph" style:parent-style-name="Text_20_body" style:list-style-name="L192">
    </style:style>
    <style:style style:name="P213" style:family="paragraph" style:parent-style-name="Text_20_body" style:list-style-name="L193">
    </style:style>
    <style:style style:name="P214" style:family="paragraph" style:parent-style-name="Text_20_body" style:list-style-name="L194">
    </style:style>
    <style:style style:name="P215" style:family="paragraph" style:parent-style-name="Text_20_body" style:list-style-name="L195">
    </style:style>
    <style:style style:name="P216" style:family="paragraph" style:parent-style-name="Text_20_body" style:list-style-name="L196">
    </style:style>
    <style:style style:name="P217" style:family="paragraph" style:parent-style-name="Text_20_body" style:list-style-name="L197">
    </style:style>
    <style:style style:name="P218" style:family="paragraph" style:parent-style-name="Text_20_body" style:list-style-name="L198">
    </style:style>
    <style:style style:name="P219" style:family="paragraph" style:parent-style-name="Text_20_body" style:list-style-name="L199">
    </style:style>
    <style:style style:name="P220" style:family="paragraph" style:parent-style-name="Text_20_body" style:list-style-name="L200">
    </style:style>
    <style:style style:name="P221" style:family="paragraph" style:parent-style-name="Text_20_body" style:list-style-name="L201">
    </style:style>
    <style:style style:name="P222" style:family="paragraph" style:parent-style-name="Text_20_body" style:list-style-name="L202">
    </style:style>
    <style:style style:name="P223" style:family="paragraph" style:parent-style-name="Text_20_body" style:list-style-name="L203">
    </style:style>
    <style:style style:name="P224" style:family="paragraph" style:parent-style-name="Text_20_body" style:list-style-name="L204">
    </style:style>
    <style:style style:name="P225" style:family="paragraph" style:parent-style-name="Text_20_body" style:list-style-name="L205">
    </style:style>
    <style:style style:name="P226" style:family="paragraph" style:parent-style-name="Text_20_body" style:list-style-name="L206">
    </style:style>
    <style:style style:name="P227" style:family="paragraph" style:parent-style-name="Text_20_body" style:list-style-name="L207">
    </style:style>
    <style:style style:name="P228" style:family="paragraph" style:parent-style-name="Text_20_body" style:list-style-name="L208">
    </style:style>
    <style:style style:name="P229" style:family="paragraph" style:parent-style-name="Text_20_body" style:list-style-name="L209">
    </style:style>
    <style:style style:name="P230" style:family="paragraph" style:parent-style-name="Text_20_body" style:list-style-name="L210">
    </style:style>
    <style:style style:name="P231" style:family="paragraph" style:parent-style-name="Text_20_body" style:list-style-name="L211">
    </style:style>
    <style:style style:name="P232" style:family="paragraph" style:parent-style-name="Text_20_body" style:list-style-name="L212">
    </style:style>
    <style:style style:name="P233" style:family="paragraph" style:parent-style-name="Text_20_body" style:list-style-name="L213">
    </style:style>
    <style:style style:name="P234" style:family="paragraph" style:parent-style-name="Text_20_body" style:list-style-name="L214">
    </style:style>
    <style:style style:name="P235" style:family="paragraph" style:parent-style-name="Text_20_body" style:list-style-name="L215">
    </style:style>
    <style:style style:name="P236" style:family="paragraph" style:parent-style-name="Text_20_body" style:list-style-name="L216">
    </style:style>
    <style:style style:name="P237" style:family="paragraph" style:parent-style-name="Text_20_body" style:list-style-name="L217">
    </style:style>
    <style:style style:name="P238" style:family="paragraph" style:parent-style-name="Text_20_body" style:list-style-name="L218">
    </style:style>
    <style:style style:name="P239" style:family="paragraph" style:parent-style-name="Text_20_body" style:list-style-name="L219">
      <style:paragraph-properties fo:margin-top="0in" fo:margin-bottom="0in"/>
    </style:style>
    <style:style style:name="P240" style:family="paragraph" style:parent-style-name="Text_20_body" style:list-style-name="L220">
      <style:paragraph-properties fo:margin-top="0in" fo:margin-bottom="0in"/>
    </style:style>
    <style:style style:name="P241" style:family="paragraph" style:parent-style-name="Text_20_body" style:list-style-name="L221">
      <style:paragraph-properties fo:margin-top="0in" fo:margin-bottom="0in"/>
    </style:style>
  </office:automatic-styles>
  <office:body>
    <office:text>
      <text:p text:style-name="Title">jhTAlib</text:p>
      <text:p text:style-name="Author">Joost Hoeks</text:p>
      <text:p text:style-name="Date">2019-10-20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.html</text:span></text:a></text:p>
        </text:list-item>
        <text:list-item>
          <text:p text:style-name="P3"><text:a xlink:type="simple" xlink:href="https://jhtalib.joosthoeks.com/README.epub" office:name=""><text:span text:style-name="Definition">.epub</text:span></text:a></text:p>
        </text:list-item>
        <text:list-item>
          <text:p text:style-name="P3"><text:a xlink:type="simple" xlink:href="https://jhtalib.joosthoeks.com/README.json" office:name=""><text:span text:style-name="Definition">.json</text:span></text:a></text:p>
        </text:list-item>
        <text:list-item>
          <text:p text:style-name="P3"><text:a xlink:type="simple" xlink:href="https://jhtalib.joosthoeks.com/README.odt" office:name=""><text:span text:style-name="Definition">.odt</text:span></text:a></text:p>
        </text:list-item>
        <text:list-item>
          <text:p text:style-name="P3"><text:a xlink:type="simple" xlink:href="https://jhtalib.joosthoeks.com/README.pdf" office:name=""><text:span text:style-name="Definition">.pdf</text:span></text:a></text:p>
        </text:list-item>
        <text:list-item>
          <text:p text:style-name="P3"><text:a xlink:type="simple" xlink:href="https://jhtalib.joosthoeks.com/README.rst" office:name=""><text:span text:style-name="Definition">.rst</text:span></text:a></text:p>
        </text:list-item>
        <text:list-item>
          <text:p text:style-name="P3"><text:a xlink:type="simple" xlink:href="https://jhtalib.joosthoeks.com/README.rtf" office:name=""><text:span text:style-name="Definition">.rtf</text:span></text:a></text:p>
        </text:list-item>
        <text:list-item>
          <text:p text:style-name="P3"><text:a xlink:type="simple" xlink:href="https://jhtalib.joosthoeks.com/README.xml" office:name=""><text:span text:style-name="Definition">.xml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Examples</text:h>
      <text:p text:style-name="P11">$ cd example/</text:p>
      <text:h text:style-name="Heading_20_3" text:outline-level="3">Example 1</text:h>
      <text:p text:style-name="P12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13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14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15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16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17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18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19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20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3" text:outline-level="3">Example 11</text:h>
      <text:p text:style-name="First_20_paragraph">Basic Usage</text:p>
      <text:p text:style-name="Text_20_body"><text:a xlink:type="simple" xlink:href="https://colab.research.google.com/github/joosthoeks/jhTAlib/blob/master/example/example-11-basic-usage.ipynb" office:name=""><text:span text:style-name="Definition">https://colab.research.google.com/github/joosthoeks/jhTAlib/blob/master/example/example-11-basic-usage.ipynb</text:span></text:a></text:p>
      <text:p text:style-name="Horizontal_20_Line"/>
      <text:h text:style-name="Heading_20_2" text:outline-level="2">Test</text:h>
      <text:p text:style-name="P21">$ cd test/</text:p>
      <text:p text:style-name="P22">$ python3 test.py</text:p>
      <text:p text:style-name="Horizontal_20_Line"/>
      <text:h text:style-name="Heading_20_2" text:outline-level="2">Reference</text:h>
      <text:p text:style-name="P23">import jhtalib as jhta</text:p>
      <text:p text:style-name="Horizontal_20_Line"/>
      <text:h text:style-name="Heading_20_3" text:outline-level="3"><text:a xlink:type="simple" xlink:href="https://github.com/joosthoeks/jhTAlib/blob/master/jhtalib/behavioral_techniques/behavioral_techniques.py" office:name=""><text:span text:style-name="Definition">Behavioral Techniques</text:span></text:a></text:h>
      <text:h text:style-name="Heading_20_4" text:outline-level="4">ATH | All Time High | DONE</text:h>
      <text:list text:style-name="L4">
        <text:list-item>
          <text:p text:style-name="P24"><text:span text:style-name="Source_Text">dict of lists of floats = jhta.ATH(df, price='High')</text:span></text:p>
        </text:list-item>
      </text:list>
      <text:p text:style-name="Horizontal_20_Line"/>
      <text:h text:style-name="Heading_20_4" text:outline-level="4">LMC | Last Major Correction | DONE</text:h>
      <text:list text:style-name="L5">
        <text:list-item>
          <text:p text:style-name="P25"><text:span text:style-name="Source_Text">dict of lists of floats = jhta.LMC(df, price='Low', price_high='High')</text:span></text:p>
        </text:list-item>
      </text:list>
      <text:p text:style-name="Horizontal_20_Line"/>
      <text:h text:style-name="Heading_20_4" text:outline-level="4">PP | Pivot Point | DONE</text:h>
      <text:list text:style-name="L6">
        <text:list-item>
          <text:p text:style-name="P26"><text:span text:style-name="Source_Text">dict of lists of floats = jhta.PP(df, high='High', low='Low', close='Close')</text:span></text:p>
        </text:list-item>
        <text:list-item>
          <text:p text:style-name="P26"><text:a xlink:type="simple" xlink:href="https://en.wikipedia.org/wiki/Pivot_point_(technical_analysis)" office:name=""><text:span text:style-name="Definition">https://en.wikipedia.org/wiki/Pivot_point_(technical_analysis)</text:span></text:a></text:p>
        </text:list-item>
      </text:list>
      <text:p text:style-name="Horizontal_20_Line"/>
      <text:h text:style-name="Heading_20_4" text:outline-level="4">FIBOPR | Fibonacci Price Retracements | DONE</text:h>
      <text:list text:style-name="L7">
        <text:list-item>
          <text:p text:style-name="P27"><text:span text:style-name="Source_Text">dict of lists of floats = jhta.FIBOPR(df, price='Close')</text:span></text:p>
        </text:list-item>
      </text:list>
      <text:p text:style-name="Horizontal_20_Line"/>
      <text:h text:style-name="Heading_20_4" text:outline-level="4">FIBTR | Fibonacci Time Retracements |</text:h>
      <text:list text:style-name="L8">
        <text:list-item>
  </text:list-item>
      </text:list>
      <text:p text:style-name="Horizontal_20_Line"/>
      <text:h text:style-name="Heading_20_4" text:outline-level="4">GANNPR | W. D. Gann Price Retracements | DONE</text:h>
      <text:list text:style-name="L9">
        <text:list-item>
          <text:p text:style-name="P29"><text:span text:style-name="Source_Text">dict of lists of floats = jhta.GANNPR(df, price='Close')</text:span></text:p>
        </text:list-item>
      </text:list>
      <text:p text:style-name="Horizontal_20_Line"/>
      <text:h text:style-name="Heading_20_4" text:outline-level="4">GANNTR | W. D. Gann Time Retracements |</text:h>
      <text:list text:style-name="L10">
        <text:list-item>
  </text:list-item>
      </text:list>
      <text:p text:style-name="Horizontal_20_Line"/>
      <text:h text:style-name="Heading_20_4" text:outline-level="4">JDN | Julian Day Number | DONE</text:h>
      <text:list text:style-name="L11">
        <text:list-item>
          <text:p text:style-name="P31"><text:span text:style-name="Source_Text">jdn = jhta.JDN(utc_year, utc_month, utc_day)</text:span></text:p>
        </text:list-item>
        <text:list-item>
          <text:p text:style-name="P31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JD | Julian Date | DONE</text:h>
      <text:list text:style-name="L12">
        <text:list-item>
          <text:p text:style-name="P32"><text:span text:style-name="Source_Text">jd = jhta.JD(utc_year, utc_month, utc_day, utc_hour, utc_minute, utc_second)</text:span></text:p>
        </text:list-item>
        <text:list-item>
          <text:p text:style-name="P32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SUNC | Sun Cycle |</text:h>
      <text:list text:style-name="L13">
        <text:list-item>
  </text:list-item>
      </text:list>
      <text:p text:style-name="Horizontal_20_Line"/>
      <text:h text:style-name="Heading_20_4" text:outline-level="4">MERCURYC | Mercury Cycle |</text:h>
      <text:list text:style-name="L14">
        <text:list-item>
  </text:list-item>
      </text:list>
      <text:p text:style-name="Horizontal_20_Line"/>
      <text:h text:style-name="Heading_20_4" text:outline-level="4">VENUSC | Venus Cycle |</text:h>
      <text:list text:style-name="L15">
        <text:list-item>
  </text:list-item>
      </text:list>
      <text:p text:style-name="Horizontal_20_Line"/>
      <text:h text:style-name="Heading_20_4" text:outline-level="4">EARTHC | Earth Cycle |</text:h>
      <text:list text:style-name="L16">
        <text:list-item>
  </text:list-item>
      </text:list>
      <text:p text:style-name="Horizontal_20_Line"/>
      <text:h text:style-name="Heading_20_4" text:outline-level="4">MARSC | Mars Cycle |</text:h>
      <text:list text:style-name="L17">
        <text:list-item>
  </text:list-item>
      </text:list>
      <text:p text:style-name="Horizontal_20_Line"/>
      <text:h text:style-name="Heading_20_4" text:outline-level="4">JUPITERC | Jupiter Cycle |</text:h>
      <text:list text:style-name="L18">
        <text:list-item>
  </text:list-item>
      </text:list>
      <text:p text:style-name="Horizontal_20_Line"/>
      <text:h text:style-name="Heading_20_4" text:outline-level="4">SATURNC | Saturn Cycle |</text:h>
      <text:list text:style-name="L19">
        <text:list-item>
  </text:list-item>
      </text:list>
      <text:p text:style-name="Horizontal_20_Line"/>
      <text:h text:style-name="Heading_20_4" text:outline-level="4">URANUSC | Uranus Cycle |</text:h>
      <text:list text:style-name="L20">
        <text:list-item>
  </text:list-item>
      </text:list>
      <text:p text:style-name="Horizontal_20_Line"/>
      <text:h text:style-name="Heading_20_4" text:outline-level="4">NEPTUNEC | Neptune Cycle |</text:h>
      <text:list text:style-name="L21">
        <text:list-item>
  </text:list-item>
      </text:list>
      <text:p text:style-name="Horizontal_20_Line"/>
      <text:h text:style-name="Heading_20_4" text:outline-level="4">PLUTOC | Pluto Cycle |</text:h>
      <text:list text:style-name="L22">
        <text:list-item>
  </text:list-item>
      </text:list>
      <text:p text:style-name="Horizontal_20_Line"/>
      <text:h text:style-name="Heading_20_4" text:outline-level="4">MOONC | Moon Cycle |</text:h>
      <text:list text:style-name="L2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candlestick/candlestick.py" office:name=""><text:span text:style-name="Definition">Candlestick</text:span></text:a></text:h>
      <text:h text:style-name="Heading_20_4" text:outline-level="4">CDLBODYS | Candle Body Size | DONE</text:h>
      <text:list text:style-name="L24">
        <text:list-item>
          <text:p text:style-name="P44"><text:span text:style-name="Source_Text">list of floats = jhta.CDLBODYS(df, open='Open', close='Close')</text:span></text:p>
        </text:list-item>
        <text:list-item>
          <text:p text:style-name="P44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WICKS | Candle Wick Size | DONE</text:h>
      <text:list text:style-name="L25">
        <text:list-item>
          <text:p text:style-name="P45"><text:span text:style-name="Source_Text">list of floats = jhta.CDLWICKS(df, high='High', low='Low')</text:span></text:p>
        </text:list-item>
        <text:list-item>
          <text:p text:style-name="P45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UPPSHAS | Candle Upper Shadow Size | DONE</text:h>
      <text:list text:style-name="L26">
        <text:list-item>
          <text:p text:style-name="P46"><text:span text:style-name="Source_Text">list of floats = jhta.CDLUPPSHAS(df, open='Open', high='High', close='Close')</text:span></text:p>
        </text:list-item>
        <text:list-item>
          <text:p text:style-name="P46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LOWSHAS | Candle Lower Shadow Size | DONE</text:h>
      <text:list text:style-name="L27">
        <text:list-item>
          <text:p text:style-name="P47"><text:span text:style-name="Source_Text">list of floats = jhta.CDLLOWSHAS(df, open='Open', low='Low', close='Close')</text:span></text:p>
        </text:list-item>
        <text:list-item>
          <text:p text:style-name="P47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BODYP | Candle Body Percent | DONE</text:h>
      <text:list text:style-name="L28">
        <text:list-item>
          <text:p text:style-name="P48"><text:span text:style-name="Source_Text">list of floats = jhta.CDLBODYP(df, open='Open', close='Close')</text:span></text:p>
        </text:list-item>
      </text:list>
      <text:p text:style-name="Horizontal_20_Line"/>
      <text:h text:style-name="Heading_20_4" text:outline-level="4">CDLBODYM | Candle Body Momentum | DONE</text:h>
      <text:list text:style-name="L29">
        <text:list-item>
          <text:p text:style-name="P49"><text:span text:style-name="Source_Text">list of floats = jhta.CDLBODYM(df, n, open='Open', close='Close')</text:span></text:p>
        </text:list-item>
        <text:list-item>
          <text:p text:style-name="P49">book: Trading Systems and Methods</text:p>
        </text:list-item>
      </text:list>
      <text:p text:style-name="Horizontal_20_Line"/>
      <text:h text:style-name="Heading_20_4" text:outline-level="4">GAP | Gap | DONE</text:h>
      <text:list text:style-name="L30">
        <text:list-item>
          <text:p text:style-name="P50"><text:span text:style-name="Source_Text">list of floats = jhta.GAP(df, high='High', low='Low', close='Close')</text:span></text:p>
        </text:list-item>
      </text:list>
      <text:p text:style-name="Horizontal_20_Line"/>
      <text:h text:style-name="Heading_20_4" text:outline-level="4">QSTICK | Qstick | DONE</text:h>
      <text:list text:style-name="L31">
        <text:list-item>
          <text:p text:style-name="P51"><text:span text:style-name="Source_Text">list of floats = jhta.QSTICK(df, n, open='Open', close='Close')</text:span></text:p>
        </text:list-item>
        <text:list-item>
          <text:p text:style-name="P51"><text:a xlink:type="simple" xlink:href="https://www.fmlabs.com/reference/default.htm?url=Qstick.htm" office:name=""><text:span text:style-name="Definition">https://www.fmlabs.com/reference/default.htm?url=Qstick.htm</text:span></text:a></text:p>
        </text:list-item>
      </text:list>
      <text:p text:style-name="Horizontal_20_Line"/>
      <text:h text:style-name="Heading_20_4" text:outline-level="4">SHADOWT | Shadow Trends | DONE</text:h>
      <text:list text:style-name="L32">
        <text:list-item>
          <text:p text:style-name="P52"><text:span text:style-name="Source_Text">dict of lists of floats = jhta.SHADOWT(df, n, open='Open', high='High', low='Low', close='Close')</text:span></text:p>
        </text:list-item>
        <text:list-item>
          <text:p text:style-name="P52">book: The New Technical Trader</text:p>
        </text:list-item>
      </text:list>
      <text:p text:style-name="Horizontal_20_Line"/>
      <text:h text:style-name="Heading_20_4" text:outline-level="4">IMI | Intraday Momentum Index | DONE</text:h>
      <text:list text:style-name="L33">
        <text:list-item>
          <text:p text:style-name="P53"><text:span text:style-name="Source_Text">list of floats = jhta.IMI(df, open='Open', close='Close')</text:span></text:p>
        </text:list-item>
        <text:list-item>
          <text:p text:style-name="P53"><text:a xlink:type="simple" xlink:href="https://www.fmlabs.com/reference/default.htm?url=IMI.htm" office:name=""><text:span text:style-name="Definition">https://www.fmlabs.com/reference/default.htm?url=IMI.htm</text:span></text:a></text:p>
        </text:list-item>
      </text:list>
      <text:p text:style-name="Horizontal_20_Line"/>
      <text:h text:style-name="Heading_20_4" text:outline-level="4">INSBAR | Inside Bar | DONE</text:h>
      <text:list text:style-name="L34">
        <text:list-item>
          <text:p text:style-name="P54"><text:span text:style-name="Source_Text">list of booleans = jhta.INSBAR(df, high='High', low='Low')</text:span></text:p>
        </text:list-item>
      </text:list>
      <text:p text:style-name="Horizontal_20_Line"/>
      <text:h text:style-name="Heading_20_4" text:outline-level="4">OUTSBAR | Outside Bar | DONE</text:h>
      <text:list text:style-name="L35">
        <text:list-item>
          <text:p text:style-name="P55"><text:span text:style-name="Source_Text">list of booleans = jhta.OUTSBAR(df, high='High', low='Low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cycle_indicators/cycle_indicators.py" office:name=""><text:span text:style-name="Definition">Cycle Indicators</text:span></text:a></text:h>
      <text:h text:style-name="Heading_20_4" text:outline-level="4">HT_DCPERIOD | Hilbert Transform - Dominant Cycle Period |</text:h>
      <text:list text:style-name="L36">
        <text:list-item>
  </text:list-item>
      </text:list>
      <text:p text:style-name="Horizontal_20_Line"/>
      <text:h text:style-name="Heading_20_4" text:outline-level="4">HT_DCPHASE | Hilbert Transform - Dominant Cycle Phase |</text:h>
      <text:list text:style-name="L37">
        <text:list-item>
  </text:list-item>
      </text:list>
      <text:p text:style-name="Horizontal_20_Line"/>
      <text:h text:style-name="Heading_20_4" text:outline-level="4">HT_PHASOR | Hilbert Transform - Phasor Components |</text:h>
      <text:list text:style-name="L38">
        <text:list-item>
  </text:list-item>
      </text:list>
      <text:p text:style-name="Horizontal_20_Line"/>
      <text:h text:style-name="Heading_20_4" text:outline-level="4">HT_SINE | Hilbert Transform - SineWave |</text:h>
      <text:list text:style-name="L39">
        <text:list-item>
  </text:list-item>
      </text:list>
      <text:p text:style-name="Horizontal_20_Line"/>
      <text:h text:style-name="Heading_20_4" text:outline-level="4">HT_TRENDLINE | Hilbert Transform - Instantaneous Trendline |</text:h>
      <text:list text:style-name="L40">
        <text:list-item>
  </text:list-item>
      </text:list>
      <text:p text:style-name="Horizontal_20_Line"/>
      <text:h text:style-name="Heading_20_4" text:outline-level="4">HT_TRENDMODE | Hilbert Transform - Trend vs Cycle Mode |</text:h>
      <text:list text:style-name="L41">
        <text:list-item>
  </text:list-item>
      </text:list>
      <text:p text:style-name="Horizontal_20_Line"/>
      <text:h text:style-name="Heading_20_4" text:outline-level="4">TS | Trend Score | DONE</text:h>
      <text:list text:style-name="L42">
        <text:list-item>
          <text:p text:style-name="P62"><text:span text:style-name="Source_Text">list of floats = jhta.TS(df, n, price='Close')</text:span></text:p>
        </text:list-item>
        <text:list-item>
          <text:p text:style-name="P62"><text:a xlink:type="simple" xlink:href="https://www.fmlabs.com/reference/default.htm?url=TrendScore.htm" office:name=""><text:span text:style-name="Definition">https://www.fmlabs.com/reference/default.htm?url=TrendScore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data/data.py" office:name=""><text:span text:style-name="Definition">Data</text:span></text:a></text:h>
      <text:h text:style-name="Heading_20_4" text:outline-level="4">CSV2DF | CSV file 2 DataFeed | DONE</text:h>
      <text:list text:style-name="L43">
        <text:list-item>
          <text:p text:style-name="P63"><text:span text:style-name="Source_Text">dict of tuples of floats = jhta.CSV2DF(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CSVURL2DF | CSV file url 2 DataFeed | DONE</text:h>
      <text:list text:style-name="L44">
        <text:list-item>
          <text:p text:style-name="P64"><text:span text:style-name="Source_Text">dict of tuples of floats = jhta.CSVURL2DF(csv_file_url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CSV | DataFeed 2 CSV file | DONE</text:h>
      <text:list text:style-name="L45">
        <text:list-item>
          <text:p text:style-name="P65"><text:span text:style-name="Source_Text">csv file = jhta.DF2CSV(df, 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REV | DataFeed 2 DataFeed Reversed | DONE</text:h>
      <text:list text:style-name="L46">
        <text:list-item>
          <text:p text:style-name="P66"><text:span text:style-name="Source_Text">dict of tuples of floats = jhta.DF2DFREV(df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WIN | DataFeed 2 DataFeed Window | DONE</text:h>
      <text:list text:style-name="L47">
        <text:list-item>
          <text:p text:style-name="P67"><text:span text:style-name="Source_Text">dict of tuples of floats = jhta.DF2DFWIN(df, start=0, end=10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HEAD | DataFeed HEAD | DONE</text:h>
      <text:list text:style-name="L48">
        <text:list-item>
          <text:p text:style-name="P68"><text:span text:style-name="Source_Text">dict of tuples of floats = jhta.DF_HEAD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TAIL | DataFeed TAIL | DONE</text:h>
      <text:list text:style-name="L49">
        <text:list-item>
          <text:p text:style-name="P69"><text:span text:style-name="Source_Text">dict of tuples of floats = jhta.DF_TAIL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HEIKIN_ASHI | DataFeed 2 Heikin-Ashi DataFeed | DONE</text:h>
      <text:list text:style-name="L50">
        <text:list-item>
          <text:p text:style-name="P70"><text:span text:style-name="Source_Text">dict of tuples of floats = jhta.DF2HEIKIN_ASHI(df, datetime='datetime', open='Open', high='High', low='Low', close='Close', volume='Volum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vent_driven/event_driven.py" office:name=""><text:span text:style-name="Definition">Event Driven</text:span></text:a></text:h>
      <text:h text:style-name="Heading_20_4" text:outline-level="4">ASI | Accumulation Swing Index (J. Welles Wilder) | DONE</text:h>
      <text:list text:style-name="L51">
        <text:list-item>
          <text:p text:style-name="P71"><text:span text:style-name="Source_Text">list of floats = jhta.ASI(df, L, open='Open', high='High', low='Low', close='Close')</text:span></text:p>
        </text:list-item>
        <text:list-item>
          <text:p text:style-name="P71">book: New Concepts in Technical Trading Systems</text:p>
        </text:list-item>
      </text:list>
      <text:p text:style-name="Horizontal_20_Line"/>
      <text:h text:style-name="Heading_20_4" text:outline-level="4">SI | Swing Index (J. Welles Wilder) | DONE</text:h>
      <text:list text:style-name="L52">
        <text:list-item>
          <text:p text:style-name="P72"><text:span text:style-name="Source_Text">list of floats = jhta.SI(df, L, open='Open', high='High', low='Low', close='Close')</text:span></text:p>
        </text:list-item>
        <text:list-item>
          <text:p text:style-name="P72">book: New Concepts in Technical Trading Systems</text:p>
        </text:list-item>
      </text:list>
      <text:p text:style-name="Horizontal_20_Line"/>
      <text:h text:style-name="Heading_20_4" text:outline-level="4">SAVGP | Swing Average Price - previous Average Price | DONE</text:h>
      <text:list text:style-name="L53">
        <text:list-item>
          <text:p text:style-name="P73"><text:span text:style-name="Source_Text">list of floats = jhta.SAVGP(df, open='Open', high='High', low='Low', close='Close')</text:span></text:p>
        </text:list-item>
      </text:list>
      <text:p text:style-name="Horizontal_20_Line"/>
      <text:h text:style-name="Heading_20_4" text:outline-level="4">SAVGPS | Swing Average Price - previous Average Price Summation | DONE</text:h>
      <text:list text:style-name="L54">
        <text:list-item>
          <text:p text:style-name="P74"><text:span text:style-name="Source_Text">list of floats = jhta.SAVGPS(df, open='Open', high='High', low='Low', close='Close')</text:span></text:p>
        </text:list-item>
      </text:list>
      <text:p text:style-name="Horizontal_20_Line"/>
      <text:h text:style-name="Heading_20_4" text:outline-level="4">SCO | Swing Close - Open | DONE</text:h>
      <text:list text:style-name="L55">
        <text:list-item>
          <text:p text:style-name="P75"><text:span text:style-name="Source_Text">list of floats = jhta.SCO(df, open='Open', close='Close')</text:span></text:p>
        </text:list-item>
      </text:list>
      <text:p text:style-name="Horizontal_20_Line"/>
      <text:h text:style-name="Heading_20_4" text:outline-level="4">SCOS | Swing Close - Open Summation | DONE</text:h>
      <text:list text:style-name="L56">
        <text:list-item>
          <text:p text:style-name="P76"><text:span text:style-name="Source_Text">list of floats = jhta.SCOS(df, open='Open', close='Close')</text:span></text:p>
        </text:list-item>
      </text:list>
      <text:p text:style-name="Horizontal_20_Line"/>
      <text:h text:style-name="Heading_20_4" text:outline-level="4">SMEDP | Swing Median Price - previous Median Price | DONE</text:h>
      <text:list text:style-name="L57">
        <text:list-item>
          <text:p text:style-name="P77"><text:span text:style-name="Source_Text">list of floats = jhta.SMEDP(df, high='High', low='Low')</text:span></text:p>
        </text:list-item>
      </text:list>
      <text:p text:style-name="Horizontal_20_Line"/>
      <text:h text:style-name="Heading_20_4" text:outline-level="4">SMEDPS | Swing Median Price - previous Median Price Summation | DONE</text:h>
      <text:list text:style-name="L58">
        <text:list-item>
          <text:p text:style-name="P78"><text:span text:style-name="Source_Text">list of floats = jhta.SMEDPS(df, high='High', low='Low')</text:span></text:p>
        </text:list-item>
      </text:list>
      <text:p text:style-name="Horizontal_20_Line"/>
      <text:h text:style-name="Heading_20_4" text:outline-level="4">SPP | Swing Price - previous Price | DONE</text:h>
      <text:list text:style-name="L59">
        <text:list-item>
          <text:p text:style-name="P79"><text:span text:style-name="Source_Text">list of floats = jhta.SPP(df, price='Close')</text:span></text:p>
        </text:list-item>
      </text:list>
      <text:p text:style-name="Horizontal_20_Line"/>
      <text:h text:style-name="Heading_20_4" text:outline-level="4">SPPS | Swing Price - previous Price Summation | DONE</text:h>
      <text:list text:style-name="L60">
        <text:list-item>
          <text:p text:style-name="P80"><text:span text:style-name="Source_Text">list of floats = jhta.SPPS(df, price='Close')</text:span></text:p>
        </text:list-item>
      </text:list>
      <text:p text:style-name="Horizontal_20_Line"/>
      <text:h text:style-name="Heading_20_4" text:outline-level="4">STYPP | Swing Typical Price - previous Typical Price | DONE</text:h>
      <text:list text:style-name="L61">
        <text:list-item>
          <text:p text:style-name="P81"><text:span text:style-name="Source_Text">list of floats = jhta.STYPP(df, high='High', low='Low', close='Close')</text:span></text:p>
        </text:list-item>
      </text:list>
      <text:p text:style-name="Horizontal_20_Line"/>
      <text:h text:style-name="Heading_20_4" text:outline-level="4">STYPPS | Swing Typical Price - previous Typical Price Summation | DONE</text:h>
      <text:list text:style-name="L62">
        <text:list-item>
          <text:p text:style-name="P82"><text:span text:style-name="Source_Text">list of floats = jhta.STYPPS(df, high='High', low='Low', close='Close')</text:span></text:p>
        </text:list-item>
      </text:list>
      <text:p text:style-name="Horizontal_20_Line"/>
      <text:h text:style-name="Heading_20_4" text:outline-level="4">SWCLP | Swing Weighted Close Price - previous Weighted Close Price | DONE</text:h>
      <text:list text:style-name="L63">
        <text:list-item>
          <text:p text:style-name="P83"><text:span text:style-name="Source_Text">list of floats = jhta.SWCLP(df, high='High', low='Low', close='Close')</text:span></text:p>
        </text:list-item>
      </text:list>
      <text:p text:style-name="Horizontal_20_Line"/>
      <text:h text:style-name="Heading_20_4" text:outline-level="4">SWCLPS | Swing Weighted Close Price - previous Weighted Close Price Summation | DONE</text:h>
      <text:list text:style-name="L64">
        <text:list-item>
          <text:p text:style-name="P84"><text:span text:style-name="Source_Text">list of floats = jhta.SWCLPS(df, high='High', low='Low', clos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xperimental/experimental.py" office:name=""><text:span text:style-name="Definition">Experimental</text:span></text:a></text:h>
      <text:h text:style-name="Heading_20_3" text:outline-level="3"><text:a xlink:type="simple" xlink:href="https://github.com/joosthoeks/jhTAlib/blob/master/jhtalib/general/general.py" office:name=""><text:span text:style-name="Definition">General</text:span></text:a></text:h>
      <text:h text:style-name="Heading_20_4" text:outline-level="4">NORMALIZE | Normalize | DONE</text:h>
      <text:list text:style-name="L65">
        <text:list-item>
          <text:p text:style-name="P85"><text:span text:style-name="Source_Text">list of floats = jhta.NORMALIZE(df, price_max='High', price_min='Low', price='Close')</text:span></text:p>
        </text:list-item>
        <text:list-item>
          <text:p text:style-name="P85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TANDARDIZE | Standardize | DONE</text:h>
      <text:list text:style-name="L66">
        <text:list-item>
          <text:p text:style-name="P86"><text:span text:style-name="Source_Text">list of floats = jhta.STANDARDIZE(df, price='Close')</text:span></text:p>
        </text:list-item>
        <text:list-item>
          <text:p text:style-name="P86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RATIO | Ratio | DONE</text:h>
      <text:list text:style-name="L67">
        <text:list-item>
          <text:p text:style-name="P87"><text:span text:style-name="Source_Text">list of floats = jhta.RATIO(df1, df2, price1='Close', price2='Close')</text:span></text:p>
        </text:list-item>
        <text:list-item>
          <text:p text:style-name="P87"><text:a xlink:type="simple" xlink:href="https://www.fmlabs.com/reference/default.htm?url=Ratio.htm" office:name=""><text:span text:style-name="Definition">https://www.fmlabs.com/reference/default.htm?url=Ratio.htm</text:span></text:a></text:p>
        </text:list-item>
      </text:list>
      <text:p text:style-name="Horizontal_20_Line"/>
      <text:h text:style-name="Heading_20_4" text:outline-level="4">SPREAD | Spread | DONE</text:h>
      <text:list text:style-name="L68">
        <text:list-item>
          <text:p text:style-name="P88"><text:span text:style-name="Source_Text">list of floats = jhta.SPREAD(df1, df2, price1='Close', price2='Close')</text:span></text:p>
        </text:list-item>
      </text:list>
      <text:p text:style-name="Horizontal_20_Line"/>
      <text:h text:style-name="Heading_20_4" text:outline-level="4">CP | Comparative Performance | DONE</text:h>
      <text:list text:style-name="L69">
        <text:list-item>
          <text:p text:style-name="P89"><text:span text:style-name="Source_Text">list of floats = jhta.CP(df1, df2, price1='Close', price2='Close')</text:span></text:p>
        </text:list-item>
        <text:list-item>
          <text:p text:style-name="P89"><text:a xlink:type="simple" xlink:href="https://www.fmlabs.com/reference/default.htm?url=CompPerformance.htm" office:name=""><text:span text:style-name="Definition">https://www.fmlabs.com/reference/default.htm?url=CompPerformance.htm</text:span></text:a></text:p>
        </text:list-item>
      </text:list>
      <text:p text:style-name="Horizontal_20_Line"/>
      <text:h text:style-name="Heading_20_4" text:outline-level="4">CRSI | Comparative Relative Strength Index | DONE</text:h>
      <text:list text:style-name="L70">
        <text:list-item>
          <text:p text:style-name="P90"><text:span text:style-name="Source_Text">list of floats = jhta.CRSI(df1, df2, n, price1='Close', price2='Close')</text:span></text:p>
        </text:list-item>
        <text:list-item>
          <text:p text:style-name="P90"><text:a xlink:type="simple" xlink:href="https://www.fmlabs.com/reference/default.htm?url=RSIC.htm" office:name=""><text:span text:style-name="Definition">https://www.fmlabs.com/reference/default.htm?url=RSIC.htm</text:span></text:a></text:p>
        </text:list-item>
      </text:list>
      <text:p text:style-name="Horizontal_20_Line"/>
      <text:h text:style-name="Heading_20_4" text:outline-level="4">CS | Comparative Strength | DONE</text:h>
      <text:list text:style-name="L71">
        <text:list-item>
          <text:p text:style-name="P91"><text:span text:style-name="Source_Text">list of floats = jhta.CS(df1, df2, price1='Close', price2='Close')</text:span></text:p>
        </text:list-item>
        <text:list-item>
          <text:p text:style-name="P91"><text:a xlink:type="simple" xlink:href="https://www.fmlabs.com/reference/default.htm?url=CompStrength.htm" office:name=""><text:span text:style-name="Definition">https://www.fmlabs.com/reference/default.htm?url=CompStrength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information/information.py" office:name=""><text:span text:style-name="Definition">Information</text:span></text:a></text:h>
      <text:h text:style-name="Heading_20_4" text:outline-level="4">INFO | Print df Information | DONE</text:h>
      <text:list text:style-name="L72">
        <text:list-item>
          <text:p text:style-name="P92"><text:span text:style-name="Source_Text">print = jhta.INFO(df, price='Close')</text:span></text:p>
        </text:list-item>
      </text:list>
      <text:p text:style-name="Horizontal_20_Line"/>
      <text:h text:style-name="Heading_20_4" text:outline-level="4">INFO_TRADES | Print Trades Information | DONE</text:h>
      <text:list text:style-name="L73">
        <text:list-item>
          <text:p text:style-name="P93"><text:span text:style-name="Source_Text">print = jhta.INFO_TRADES(profit_trades_list, loss_trades_list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ath_functions/math_functions.py" office:name=""><text:span text:style-name="Definition">Math Functions</text:span></text:a></text:h>
      <text:h text:style-name="Heading_20_4" text:outline-level="4">EXP | Exponential | DONE</text:h>
      <text:list text:style-name="L74">
        <text:list-item>
          <text:p text:style-name="P94"><text:span text:style-name="Source_Text">list of floats = jhta.EXP(df, price='Close')</text:span></text:p>
        </text:list-item>
      </text:list>
      <text:p text:style-name="Horizontal_20_Line"/>
      <text:h text:style-name="Heading_20_4" text:outline-level="4">LOG | Logarithm | DONE</text:h>
      <text:list text:style-name="L75">
        <text:list-item>
          <text:p text:style-name="P95"><text:span text:style-name="Source_Text">list of floats = jhta.LOG(df, price='Close')</text:span></text:p>
        </text:list-item>
      </text:list>
      <text:p text:style-name="Horizontal_20_Line"/>
      <text:h text:style-name="Heading_20_4" text:outline-level="4">LOG10 | Base-10 Logarithm | DONE</text:h>
      <text:list text:style-name="L76">
        <text:list-item>
          <text:p text:style-name="P96"><text:span text:style-name="Source_Text">list of floats = jhta.LOG10(df, price='Close')</text:span></text:p>
        </text:list-item>
      </text:list>
      <text:p text:style-name="Horizontal_20_Line"/>
      <text:h text:style-name="Heading_20_4" text:outline-level="4">SQRT | Square Root | DONE</text:h>
      <text:list text:style-name="L77">
        <text:list-item>
          <text:p text:style-name="P97"><text:span text:style-name="Source_Text">list of floats = jhta.SQRT(df, price='Close')</text:span></text:p>
        </text:list-item>
      </text:list>
      <text:p text:style-name="Horizontal_20_Line"/>
      <text:h text:style-name="Heading_20_4" text:outline-level="4">ACOS | Arc Cosine | DONE</text:h>
      <text:list text:style-name="L78">
        <text:list-item>
          <text:p text:style-name="P98"><text:span text:style-name="Source_Text">list of floats = jhta.ACOS(df, price='Close')</text:span></text:p>
        </text:list-item>
      </text:list>
      <text:p text:style-name="Horizontal_20_Line"/>
      <text:h text:style-name="Heading_20_4" text:outline-level="4">ASIN | Arc Sine | DONE</text:h>
      <text:list text:style-name="L79">
        <text:list-item>
          <text:p text:style-name="P99"><text:span text:style-name="Source_Text">list of floats = jhta.ASIN(df, price='Close')</text:span></text:p>
        </text:list-item>
      </text:list>
      <text:p text:style-name="Horizontal_20_Line"/>
      <text:h text:style-name="Heading_20_4" text:outline-level="4">ATAN | Arc Tangent | DONE</text:h>
      <text:list text:style-name="L80">
        <text:list-item>
          <text:p text:style-name="P100"><text:span text:style-name="Source_Text">list of floats = jhta.ATAN(df, price='Close')</text:span></text:p>
        </text:list-item>
      </text:list>
      <text:p text:style-name="Horizontal_20_Line"/>
      <text:h text:style-name="Heading_20_4" text:outline-level="4">COS | Cosine | DONE</text:h>
      <text:list text:style-name="L81">
        <text:list-item>
          <text:p text:style-name="P101"><text:span text:style-name="Source_Text">list of floats = jhta.COS(df, price='Close')</text:span></text:p>
        </text:list-item>
      </text:list>
      <text:p text:style-name="Horizontal_20_Line"/>
      <text:h text:style-name="Heading_20_4" text:outline-level="4">SIN | Sine | DONE</text:h>
      <text:list text:style-name="L82">
        <text:list-item>
          <text:p text:style-name="P102"><text:span text:style-name="Source_Text">list of floats = jhta.SIN(df, price='Close')</text:span></text:p>
        </text:list-item>
      </text:list>
      <text:p text:style-name="Horizontal_20_Line"/>
      <text:h text:style-name="Heading_20_4" text:outline-level="4">TAN | Tangent | DONE</text:h>
      <text:list text:style-name="L83">
        <text:list-item>
          <text:p text:style-name="P103"><text:span text:style-name="Source_Text">list of floats = jhta.TAN(df, price='Close')</text:span></text:p>
        </text:list-item>
      </text:list>
      <text:p text:style-name="Horizontal_20_Line"/>
      <text:h text:style-name="Heading_20_4" text:outline-level="4">ACOSH | Inverse Hyperbolic Cosine | DONE</text:h>
      <text:list text:style-name="L84">
        <text:list-item>
          <text:p text:style-name="P104"><text:span text:style-name="Source_Text">list of floats = jhta.ACOSH(df, price='Close')</text:span></text:p>
        </text:list-item>
      </text:list>
      <text:p text:style-name="Horizontal_20_Line"/>
      <text:h text:style-name="Heading_20_4" text:outline-level="4">ASINH | Inverse Hyperbolic Sine | DONE</text:h>
      <text:list text:style-name="L85">
        <text:list-item>
          <text:p text:style-name="P105"><text:span text:style-name="Source_Text">list of floats = jhta.ASINH(df, price='Close')</text:span></text:p>
        </text:list-item>
      </text:list>
      <text:p text:style-name="Horizontal_20_Line"/>
      <text:h text:style-name="Heading_20_4" text:outline-level="4">ATANH | Inverse Hyperbolic Tangent | DONE</text:h>
      <text:list text:style-name="L86">
        <text:list-item>
          <text:p text:style-name="P106"><text:span text:style-name="Source_Text">list of floats = jhta.ATANH(df, price='Close')</text:span></text:p>
        </text:list-item>
      </text:list>
      <text:p text:style-name="Horizontal_20_Line"/>
      <text:h text:style-name="Heading_20_4" text:outline-level="4">COSH | Hyperbolic Cosine | DONE</text:h>
      <text:list text:style-name="L87">
        <text:list-item>
          <text:p text:style-name="P107"><text:span text:style-name="Source_Text">list of floats = jhta.COSH(df, price='Close')</text:span></text:p>
        </text:list-item>
      </text:list>
      <text:p text:style-name="Horizontal_20_Line"/>
      <text:h text:style-name="Heading_20_4" text:outline-level="4">SINH | Hyperbolic Sine | DONE</text:h>
      <text:list text:style-name="L88">
        <text:list-item>
          <text:p text:style-name="P108"><text:span text:style-name="Source_Text">list of floats = jhta.SINH(df, price='Close')</text:span></text:p>
        </text:list-item>
      </text:list>
      <text:p text:style-name="Horizontal_20_Line"/>
      <text:h text:style-name="Heading_20_4" text:outline-level="4">TANH | Hyperbolic Tangent | DONE</text:h>
      <text:list text:style-name="L89">
        <text:list-item>
          <text:p text:style-name="P109"><text:span text:style-name="Source_Text">list of floats = jhta.TANH(df, price='Close')</text:span></text:p>
        </text:list-item>
      </text:list>
      <text:p text:style-name="Horizontal_20_Line"/>
      <text:h text:style-name="Heading_20_4" text:outline-level="4">PI | Mathematical constant PI | DONE</text:h>
      <text:list text:style-name="L90">
        <text:list-item>
          <text:p text:style-name="P110"><text:span text:style-name="Source_Text">float = jhta.PI()</text:span></text:p>
        </text:list-item>
      </text:list>
      <text:p text:style-name="Horizontal_20_Line"/>
      <text:h text:style-name="Heading_20_4" text:outline-level="4">E | Mathematical constant E | DONE</text:h>
      <text:list text:style-name="L91">
        <text:list-item>
          <text:p text:style-name="P111"><text:span text:style-name="Source_Text">float = jhta.E()</text:span></text:p>
        </text:list-item>
      </text:list>
      <text:p text:style-name="Horizontal_20_Line"/>
      <text:h text:style-name="Heading_20_4" text:outline-level="4">TAU | Mathematical constant TAU | DONE</text:h>
      <text:list text:style-name="L92">
        <text:list-item>
          <text:p text:style-name="P112"><text:span text:style-name="Source_Text">float = jhta.TAU()</text:span></text:p>
        </text:list-item>
      </text:list>
      <text:p text:style-name="Horizontal_20_Line"/>
      <text:h text:style-name="Heading_20_4" text:outline-level="4">PHI | Mathematical constant PHI | DONE</text:h>
      <text:list text:style-name="L93">
        <text:list-item>
          <text:p text:style-name="P113"><text:span text:style-name="Source_Text">float = jhta.PHI()</text:span></text:p>
        </text:list-item>
      </text:list>
      <text:p text:style-name="Horizontal_20_Line"/>
      <text:h text:style-name="Heading_20_4" text:outline-level="4">FIB | Fibonacci series up to n | DONE</text:h>
      <text:list text:style-name="L94">
        <text:list-item>
          <text:p text:style-name="P114"><text:span text:style-name="Source_Text">list of ints = jhta.FIB(n)</text:span></text:p>
        </text:list-item>
      </text:list>
      <text:p text:style-name="Horizontal_20_Line"/>
      <text:h text:style-name="Heading_20_4" text:outline-level="4">CEIL | Ceiling | DONE</text:h>
      <text:list text:style-name="L95">
        <text:list-item>
          <text:p text:style-name="P115"><text:span text:style-name="Source_Text">list of floats = jhta.CEIL(df, price='Close')</text:span></text:p>
        </text:list-item>
      </text:list>
      <text:p text:style-name="Horizontal_20_Line"/>
      <text:h text:style-name="Heading_20_4" text:outline-level="4">FLOOR | Floor | DONE</text:h>
      <text:list text:style-name="L96">
        <text:list-item>
          <text:p text:style-name="P116"><text:span text:style-name="Source_Text">list of floats = jhta.FLOOR(df, price='Close')</text:span></text:p>
        </text:list-item>
      </text:list>
      <text:p text:style-name="Horizontal_20_Line"/>
      <text:h text:style-name="Heading_20_4" text:outline-level="4">DEGREES | Radians to Degrees | DONE</text:h>
      <text:list text:style-name="L97">
        <text:list-item>
          <text:p text:style-name="P117"><text:span text:style-name="Source_Text">list of floats = jhta.DEGREES(df, price='Close')</text:span></text:p>
        </text:list-item>
      </text:list>
      <text:p text:style-name="Horizontal_20_Line"/>
      <text:h text:style-name="Heading_20_4" text:outline-level="4">RADIANS | Degrees to Radians | DONE</text:h>
      <text:list text:style-name="L98">
        <text:list-item>
          <text:p text:style-name="P118"><text:span text:style-name="Source_Text">list of floats = jhta.RADIANS(df, price='Close')</text:span></text:p>
        </text:list-item>
      </text:list>
      <text:p text:style-name="Horizontal_20_Line"/>
      <text:h text:style-name="Heading_20_4" text:outline-level="4">ADD | Addition High + Low | DONE</text:h>
      <text:list text:style-name="L99">
        <text:list-item>
          <text:p text:style-name="P119"><text:span text:style-name="Source_Text">list of floats = jhta.ADD(df, high='High', low='Low')</text:span></text:p>
        </text:list-item>
      </text:list>
      <text:p text:style-name="Horizontal_20_Line"/>
      <text:h text:style-name="Heading_20_4" text:outline-level="4">DIV | Division High / Low | DONE</text:h>
      <text:list text:style-name="L100">
        <text:list-item>
          <text:p text:style-name="P120"><text:span text:style-name="Source_Text">list of floats = jhta.DIV(df, high='High', low='Low')</text:span></text:p>
        </text:list-item>
      </text:list>
      <text:p text:style-name="Horizontal_20_Line"/>
      <text:h text:style-name="Heading_20_4" text:outline-level="4">MAX | Highest value over a specified period | DONE</text:h>
      <text:list text:style-name="L101">
        <text:list-item>
          <text:p text:style-name="P121"><text:span text:style-name="Source_Text">list of floats = jhta.MAX(df, n, price='Close')</text:span></text:p>
        </text:list-item>
      </text:list>
      <text:p text:style-name="Horizontal_20_Line"/>
      <text:h text:style-name="Heading_20_4" text:outline-level="4">MAXINDEX | Index of highest value over a specified period | DONE</text:h>
      <text:list text:style-name="L102">
        <text:list-item>
          <text:p text:style-name="P122"><text:span text:style-name="Source_Text">list of ints = jhta.MAXINDEX(df, n, price='Close')</text:span></text:p>
        </text:list-item>
      </text:list>
      <text:p text:style-name="Horizontal_20_Line"/>
      <text:h text:style-name="Heading_20_4" text:outline-level="4">MIN | Lowest value over a specified period | DONE</text:h>
      <text:list text:style-name="L103">
        <text:list-item>
          <text:p text:style-name="P123"><text:span text:style-name="Source_Text">list of floats = jhta.MIN(df, n, price='Close')</text:span></text:p>
        </text:list-item>
      </text:list>
      <text:p text:style-name="Horizontal_20_Line"/>
      <text:h text:style-name="Heading_20_4" text:outline-level="4">MININDEX | Index of lowest value over a specified period | DONE</text:h>
      <text:list text:style-name="L104">
        <text:list-item>
          <text:p text:style-name="P124"><text:span text:style-name="Source_Text">list of ints = jhta.MININDEX(df, n, price='Close')</text:span></text:p>
        </text:list-item>
      </text:list>
      <text:p text:style-name="Horizontal_20_Line"/>
      <text:h text:style-name="Heading_20_4" text:outline-level="4">MINMAX | Lowest and Highest values over a specified period | DONE</text:h>
      <text:list text:style-name="L105">
        <text:list-item>
          <text:p text:style-name="P125"><text:span text:style-name="Source_Text">dict of lists of floats = jhta.MINMAX(df, n, price='Close')</text:span></text:p>
        </text:list-item>
      </text:list>
      <text:p text:style-name="Horizontal_20_Line"/>
      <text:h text:style-name="Heading_20_4" text:outline-level="4">MINMAXINDEX | Indexes of lowest and highest values over a specified period | DONE</text:h>
      <text:list text:style-name="L106">
        <text:list-item>
          <text:p text:style-name="P126"><text:span text:style-name="Source_Text">dict of lists of ints = jhta.MINMAXINDEX(df, n, price='Close')</text:span></text:p>
        </text:list-item>
      </text:list>
      <text:p text:style-name="Horizontal_20_Line"/>
      <text:h text:style-name="Heading_20_4" text:outline-level="4">MULT | Multiply High * Low | DONE</text:h>
      <text:list text:style-name="L107">
        <text:list-item>
          <text:p text:style-name="P127"><text:span text:style-name="Source_Text">list of floats = jhta.MULT(df, high='High', low='Low')</text:span></text:p>
        </text:list-item>
      </text:list>
      <text:p text:style-name="Horizontal_20_Line"/>
      <text:h text:style-name="Heading_20_4" text:outline-level="4">SUB | Subtraction High - Low | DONE</text:h>
      <text:list text:style-name="L108">
        <text:list-item>
          <text:p text:style-name="P128"><text:span text:style-name="Source_Text">list of floats = jhta.SUB(df, high='High', low='Low')</text:span></text:p>
        </text:list-item>
      </text:list>
      <text:p text:style-name="Horizontal_20_Line"/>
      <text:h text:style-name="Heading_20_4" text:outline-level="4">SUM | Summation | DONE</text:h>
      <text:list text:style-name="L109">
        <text:list-item>
          <text:p text:style-name="P129"><text:span text:style-name="Source_Text">list of floats = jhta.SUM(df, n, price='Close')</text:span></text:p>
        </text:list-item>
      </text:list>
      <text:p text:style-name="Horizontal_20_Line"/>
      <text:h text:style-name="Heading_20_4" text:outline-level="4">SLOPE | Slope | DONE</text:h>
      <text:list text:style-name="L110">
        <text:list-item>
          <text:p text:style-name="P130"><text:span text:style-name="Source_Text">float = jhta.SLOPE(x1, y1, x2, y2)</text:span></text:p>
        </text:list-item>
        <text:list-item>
          <text:p text:style-name="P130">book: An Introduction to Algorithmic Trading</text:p>
        </text:list-item>
      </text:list>
      <text:p text:style-name="Horizontal_20_Line"/>
      <text:h text:style-name="Heading_20_4" text:outline-level="4">SLOPES | Slopes | DONE</text:h>
      <text:list text:style-name="L111">
        <text:list-item>
          <text:p text:style-name="P131"><text:span text:style-name="Source_Text">list of floats = jhta.SLOPES(df, n, price='Close')</text:span></text:p>
        </text:list-item>
        <text:list-item>
          <text:p text:style-name="P131">book: An Introduction to Algorithmic Trading</text:p>
        </text:list-item>
      </text:list>
      <text:p text:style-name="Horizontal_20_Line"/>
      <text:h text:style-name="Heading_20_4" text:outline-level="4">ED | Euclidean Distance | DONE</text:h>
      <text:list text:style-name="L112">
        <text:list-item>
          <text:p text:style-name="P132"><text:span text:style-name="Source_Text">float = jhta.ED(x1, y1, x2, y2)</text:span></text:p>
        </text:list-item>
        <text:list-item>
          <text:p text:style-name="P132">book: An Introduction to Algorithmic Trading</text:p>
        </text:list-item>
      </text:list>
      <text:p text:style-name="Horizontal_20_Line"/>
      <text:h text:style-name="Heading_20_4" text:outline-level="4">EDS | Euclidean Distances | DONE</text:h>
      <text:list text:style-name="L113">
        <text:list-item>
          <text:p text:style-name="P133"><text:span text:style-name="Source_Text">list of floats = jhta.EDS(df, n, price='Close')</text:span></text:p>
        </text:list-item>
        <text:list-item>
          <text:p text:style-name="P133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momentum_indicators/momentum_indicators.py" office:name=""><text:span text:style-name="Definition">Momentum Indicators</text:span></text:a></text:h>
      <text:h text:style-name="Heading_20_4" text:outline-level="4">ADX | Average Directional Movement Index |</text:h>
      <text:list text:style-name="L114">
        <text:list-item>
  </text:list-item>
      </text:list>
      <text:p text:style-name="Horizontal_20_Line"/>
      <text:h text:style-name="Heading_20_4" text:outline-level="4">ADXR | Average Directional Movement Index Rating |</text:h>
      <text:list text:style-name="L115">
        <text:list-item>
  </text:list-item>
      </text:list>
      <text:p text:style-name="Horizontal_20_Line"/>
      <text:h text:style-name="Heading_20_4" text:outline-level="4">APO | Absolute Price Oscillator | DONE</text:h>
      <text:list text:style-name="L116">
        <text:list-item>
          <text:p text:style-name="P136"><text:span text:style-name="Source_Text">list of floats = jhta.APO(df, n_fast, n_slow, price='Close')</text:span></text:p>
        </text:list-item>
        <text:list-item>
          <text:p text:style-name="P136"><text:a xlink:type="simple" xlink:href="https://www.fmlabs.com/reference/default.htm?url=PriceOscillator.htm" office:name=""><text:span text:style-name="Definition">https://www.fmlabs.com/reference/default.htm?url=PriceOscillator.htm</text:span></text:a></text:p>
        </text:list-item>
      </text:list>
      <text:p text:style-name="Horizontal_20_Line"/>
      <text:h text:style-name="Heading_20_4" text:outline-level="4">AROON | Aroon |</text:h>
      <text:list text:style-name="L117">
        <text:list-item>
  </text:list-item>
      </text:list>
      <text:p text:style-name="Horizontal_20_Line"/>
      <text:h text:style-name="Heading_20_4" text:outline-level="4">AROONOSC | Aroon Oscillator |</text:h>
      <text:list text:style-name="L118">
        <text:list-item>
  </text:list-item>
      </text:list>
      <text:p text:style-name="Horizontal_20_Line"/>
      <text:h text:style-name="Heading_20_4" text:outline-level="4">BOP | Balance Of Power |</text:h>
      <text:list text:style-name="L119">
        <text:list-item>
  </text:list-item>
      </text:list>
      <text:p text:style-name="Horizontal_20_Line"/>
      <text:h text:style-name="Heading_20_4" text:outline-level="4">CCI | Commodity Channel Index |</text:h>
      <text:list text:style-name="L120">
        <text:list-item>
  </text:list-item>
      </text:list>
      <text:p text:style-name="Horizontal_20_Line"/>
      <text:h text:style-name="Heading_20_4" text:outline-level="4">CMO | Chande Momentum Oscillator |</text:h>
      <text:list text:style-name="L121">
        <text:list-item>
  </text:list-item>
      </text:list>
      <text:p text:style-name="Horizontal_20_Line"/>
      <text:h text:style-name="Heading_20_4" text:outline-level="4">DX | Directional Movement Index |</text:h>
      <text:list text:style-name="L122">
        <text:list-item>
  </text:list-item>
      </text:list>
      <text:p text:style-name="Horizontal_20_Line"/>
      <text:h text:style-name="Heading_20_4" text:outline-level="4">MACD | Moving Average Convergence/Divergence |</text:h>
      <text:list text:style-name="L123">
        <text:list-item>
  </text:list-item>
      </text:list>
      <text:p text:style-name="Horizontal_20_Line"/>
      <text:h text:style-name="Heading_20_4" text:outline-level="4">MACDEXT | MACD with controllable MA type |</text:h>
      <text:list text:style-name="L124">
        <text:list-item>
  </text:list-item>
      </text:list>
      <text:p text:style-name="Horizontal_20_Line"/>
      <text:h text:style-name="Heading_20_4" text:outline-level="4">MACDFIX | Moving Average Convergence/Divergence Fix 12/26 |</text:h>
      <text:list text:style-name="L125">
        <text:list-item>
  </text:list-item>
      </text:list>
      <text:p text:style-name="Horizontal_20_Line"/>
      <text:h text:style-name="Heading_20_4" text:outline-level="4">MFI | Money Flow Index | DONE</text:h>
      <text:list text:style-name="L126">
        <text:list-item>
          <text:p text:style-name="P146"><text:span text:style-name="Source_Text">list of floats = jhta.MFI(df, n, high='High', low='Low', close='Close', volume='Volume')</text:span></text:p>
        </text:list-item>
        <text:list-item>
          <text:p text:style-name="P146"><text:a xlink:type="simple" xlink:href="https://www.fmlabs.com/reference/default.htm?url=MoneyFlowIndex.htm" office:name=""><text:span text:style-name="Definition">https://www.fmlabs.com/reference/default.htm?url=MoneyFlowIndex.htm</text:span></text:a></text:p>
        </text:list-item>
      </text:list>
      <text:p text:style-name="Horizontal_20_Line"/>
      <text:h text:style-name="Heading_20_4" text:outline-level="4">MINUS_DI | Minus Directional Indicator |</text:h>
      <text:list text:style-name="L127">
        <text:list-item>
  </text:list-item>
      </text:list>
      <text:p text:style-name="Horizontal_20_Line"/>
      <text:h text:style-name="Heading_20_4" text:outline-level="4">MINUS_DM | Minus Directional Movement |</text:h>
      <text:list text:style-name="L128">
        <text:list-item>
  </text:list-item>
      </text:list>
      <text:p text:style-name="Horizontal_20_Line"/>
      <text:h text:style-name="Heading_20_4" text:outline-level="4">MOM | Momentum | DONE</text:h>
      <text:list text:style-name="L129">
        <text:list-item>
          <text:p text:style-name="P149"><text:span text:style-name="Source_Text">list of floats = jhta.MOM(df, n, price='Close')</text:span></text:p>
        </text:list-item>
        <text:list-item>
          <text:p text:style-name="P149"><text:a xlink:type="simple" xlink:href="https://www.fmlabs.com/reference/default.htm?url=Momentum.htm" office:name=""><text:span text:style-name="Definition">https://www.fmlabs.com/reference/default.htm?url=Momentum.htm</text:span></text:a></text:p>
        </text:list-item>
      </text:list>
      <text:p text:style-name="Horizontal_20_Line"/>
      <text:h text:style-name="Heading_20_4" text:outline-level="4">PLUS_DI | Plus Directional Indicator |</text:h>
      <text:list text:style-name="L130">
        <text:list-item>
  </text:list-item>
      </text:list>
      <text:p text:style-name="Horizontal_20_Line"/>
      <text:h text:style-name="Heading_20_4" text:outline-level="4">PLUS_DM | Plus Directional Movement |</text:h>
      <text:list text:style-name="L131">
        <text:list-item>
  </text:list-item>
      </text:list>
      <text:p text:style-name="Horizontal_20_Line"/>
      <text:h text:style-name="Heading_20_4" text:outline-level="4">PPO | Percentage Price Oscillator |</text:h>
      <text:list text:style-name="L132">
        <text:list-item>
  </text:list-item>
      </text:list>
      <text:p text:style-name="Horizontal_20_Line"/>
      <text:h text:style-name="Heading_20_4" text:outline-level="4">RMI | Relative Momentum Index | DONE</text:h>
      <text:list text:style-name="L133">
        <text:list-item>
          <text:p text:style-name="P153"><text:span text:style-name="Source_Text">list of floats = jhta.RMI(df, n, price='Close')</text:span></text:p>
        </text:list-item>
        <text:list-item>
          <text:p text:style-name="P153"><text:a xlink:type="simple" xlink:href="https://www.fmlabs.com/reference/default.htm?url=RMI.htm" office:name=""><text:span text:style-name="Definition">https://www.fmlabs.com/reference/default.htm?url=RMI.htm</text:span></text:a></text:p>
        </text:list-item>
      </text:list>
      <text:p text:style-name="Horizontal_20_Line"/>
      <text:h text:style-name="Heading_20_4" text:outline-level="4">ROC | Rate of Change | DONE</text:h>
      <text:list text:style-name="L134">
        <text:list-item>
          <text:p text:style-name="P154"><text:span text:style-name="Source_Text">list of floats = jhta.ROC(df, n, price='Close')</text:span></text:p>
        </text:list-item>
      </text:list>
      <text:p text:style-name="Horizontal_20_Line"/>
      <text:h text:style-name="Heading_20_4" text:outline-level="4">ROCP | Rate of Change Percentage | DONE</text:h>
      <text:list text:style-name="L135">
        <text:list-item>
          <text:p text:style-name="P155"><text:span text:style-name="Source_Text">list of floats = jhta.ROCP(df, n, price='Close')</text:span></text:p>
        </text:list-item>
      </text:list>
      <text:p text:style-name="Horizontal_20_Line"/>
      <text:h text:style-name="Heading_20_4" text:outline-level="4">ROCR | Rate of Change Ratio | DONE</text:h>
      <text:list text:style-name="L136">
        <text:list-item>
          <text:p text:style-name="P156"><text:span text:style-name="Source_Text">list of floats = jhta.ROCR(df, n, price='Close')</text:span></text:p>
        </text:list-item>
      </text:list>
      <text:p text:style-name="Horizontal_20_Line"/>
      <text:h text:style-name="Heading_20_4" text:outline-level="4">ROCR100 | Rate of Change Ratio 100 scale | DONE</text:h>
      <text:list text:style-name="L137">
        <text:list-item>
          <text:p text:style-name="P157"><text:span text:style-name="Source_Text">list of floats = jhta.ROCR100(df, n, price='Close')</text:span></text:p>
        </text:list-item>
        <text:list-item>
          <text:p text:style-name="P157"><text:a xlink:type="simple" xlink:href="https://www.fmlabs.com/reference/default.htm?url=RateOfChange.htm" office:name=""><text:span text:style-name="Definition">https://www.fmlabs.com/reference/default.htm?url=RateOfChange.htm</text:span></text:a></text:p>
        </text:list-item>
      </text:list>
      <text:p text:style-name="Horizontal_20_Line"/>
      <text:h text:style-name="Heading_20_4" text:outline-level="4">RSI | Relative Strength Index | DONE</text:h>
      <text:list text:style-name="L138">
        <text:list-item>
          <text:p text:style-name="P158"><text:span text:style-name="Source_Text">list of floats = jhta.RSI(df, n, price='Close')</text:span></text:p>
        </text:list-item>
        <text:list-item>
          <text:p text:style-name="P158"><text:a xlink:type="simple" xlink:href="https://www.fmlabs.com/reference/default.htm?url=rsi.htm" office:name=""><text:span text:style-name="Definition">https://www.fmlabs.com/reference/default.htm?url=rsi.htm</text:span></text:a></text:p>
        </text:list-item>
      </text:list>
      <text:p text:style-name="Horizontal_20_Line"/>
      <text:h text:style-name="Heading_20_4" text:outline-level="4">STOCH | Stochastic | DONE</text:h>
      <text:list text:style-name="L139">
        <text:list-item>
          <text:p text:style-name="P159"><text:span text:style-name="Source_Text">list of floats = jhta.STOCH(df, n, price='Close')</text:span></text:p>
        </text:list-item>
        <text:list-item>
          <text:p text:style-name="P159"><text:a xlink:type="simple" xlink:href="https://www.fmlabs.com/reference/default.htm?url=Stochastic.htm" office:name=""><text:span text:style-name="Definition">https://www.fmlabs.com/reference/default.htm?url=Stochastic.htm</text:span></text:a></text:p>
        </text:list-item>
      </text:list>
      <text:p text:style-name="Horizontal_20_Line"/>
      <text:h text:style-name="Heading_20_4" text:outline-level="4">STOCHF | Stochastic Fast |</text:h>
      <text:list text:style-name="L140">
        <text:list-item>
  </text:list-item>
      </text:list>
      <text:p text:style-name="Horizontal_20_Line"/>
      <text:h text:style-name="Heading_20_4" text:outline-level="4">STOCHRSI | Stochastic Relative Strength Index |</text:h>
      <text:list text:style-name="L141">
        <text:list-item>
  </text:list-item>
      </text:list>
      <text:p text:style-name="Horizontal_20_Line"/>
      <text:h text:style-name="Heading_20_4" text:outline-level="4">TRIX | 1-day Rate-Of-Change (ROC) of a Triple Smooth EMA |</text:h>
      <text:list text:style-name="L142">
        <text:list-item>
  </text:list-item>
      </text:list>
      <text:p text:style-name="Horizontal_20_Line"/>
      <text:h text:style-name="Heading_20_4" text:outline-level="4">ULTOSC | Ultimate Oscillator |</text:h>
      <text:list text:style-name="L143">
        <text:list-item>
  </text:list-item>
      </text:list>
      <text:p text:style-name="Horizontal_20_Line"/>
      <text:h text:style-name="Heading_20_4" text:outline-level="4">WILLR | Williams' %R | DONE</text:h>
      <text:list text:style-name="L144">
        <text:list-item>
          <text:p text:style-name="P164"><text:span text:style-name="Source_Text">list of floats = jhta.WILLR(df, n, high='High', low='Low', close='Close')</text:span></text:p>
        </text:list-item>
        <text:list-item>
          <text:p text:style-name="P164"><text:a xlink:type="simple" xlink:href="https://www.fmlabs.com/reference/default.htm?url=WilliamsR.htm" office:name=""><text:span text:style-name="Definition">https://www.fmlabs.com/reference/default.htm?url=Williams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overlap_studies/overlap_studies.py" office:name=""><text:span text:style-name="Definition">Overlap Studies</text:span></text:a></text:h>
      <text:h text:style-name="Heading_20_4" text:outline-level="4">BBANDS | Bollinger Bands | DONE</text:h>
      <text:list text:style-name="L145">
        <text:list-item>
          <text:p text:style-name="P165"><text:span text:style-name="Source_Text">dict of lists of floats = jhta.BBANDS(df, n, f=2, high='High', low='Low', close='Close')</text:span></text:p>
        </text:list-item>
        <text:list-item>
          <text:p text:style-name="P165"><text:a xlink:type="simple" xlink:href="https://www.fmlabs.com/reference/default.htm?url=Bollinger.htm" office:name=""><text:span text:style-name="Definition">https://www.fmlabs.com/reference/default.htm?url=Bollinger.htm</text:span></text:a></text:p>
        </text:list-item>
      </text:list>
      <text:p text:style-name="Horizontal_20_Line"/>
      <text:h text:style-name="Heading_20_4" text:outline-level="4">BBANDW | Bollinger Band Width | DONE</text:h>
      <text:list text:style-name="L146">
        <text:list-item>
          <text:p text:style-name="P166"><text:span text:style-name="Source_Text">list of floats = jhta.BBANDW(df, n, f=2, high='High', low='Low', close='Close')</text:span></text:p>
        </text:list-item>
        <text:list-item>
          <text:p text:style-name="P166"><text:a xlink:type="simple" xlink:href="https://www.fmlabs.com/reference/default.htm?url=BollingerWidth.htm" office:name=""><text:span text:style-name="Definition">https://www.fmlabs.com/reference/default.htm?url=BollingerWidth.htm</text:span></text:a></text:p>
        </text:list-item>
      </text:list>
      <text:p text:style-name="Horizontal_20_Line"/>
      <text:h text:style-name="Heading_20_4" text:outline-level="4">DEMA | Double Exponential Moving Average |</text:h>
      <text:list text:style-name="L147">
        <text:list-item>
  </text:list-item>
      </text:list>
      <text:p text:style-name="Horizontal_20_Line"/>
      <text:h text:style-name="Heading_20_4" text:outline-level="4">EMA | Exponential Moving Average | DONE</text:h>
      <text:list text:style-name="L148">
        <text:list-item>
          <text:p text:style-name="P168"><text:span text:style-name="Source_Text">list of floats = jhta.EMA(df, n, price='Close')</text:span></text:p>
        </text:list-item>
        <text:list-item>
          <text:p text:style-name="P168"><text:a xlink:type="simple" xlink:href="https://www.fmlabs.com/reference/default.htm?url=ExpMA.htm" office:name=""><text:span text:style-name="Definition">https://www.fmlabs.com/reference/default.htm?url=ExpMA.htm</text:span></text:a></text:p>
        </text:list-item>
      </text:list>
      <text:p text:style-name="Horizontal_20_Line"/>
      <text:h text:style-name="Heading_20_4" text:outline-level="4">ENVP | Envelope Percent | DONE</text:h>
      <text:list text:style-name="L149">
        <text:list-item>
          <text:p text:style-name="P169"><text:span text:style-name="Source_Text">dict of lists of floats = jhta.ENVP(df, pct=.01, price='Close')</text:span></text:p>
        </text:list-item>
        <text:list-item>
          <text:p text:style-name="P169"><text:a xlink:type="simple" xlink:href="https://www.fmlabs.com/reference/default.htm?url=EnvelopePct.htm" office:name=""><text:span text:style-name="Definition">https://www.fmlabs.com/reference/default.htm?url=EnvelopePct.htm</text:span></text:a></text:p>
        </text:list-item>
      </text:list>
      <text:p text:style-name="Horizontal_20_Line"/>
      <text:h text:style-name="Heading_20_4" text:outline-level="4">KAMA | Kaufman Adaptive Moving Average |</text:h>
      <text:list text:style-name="L150">
        <text:list-item>
  </text:list-item>
      </text:list>
      <text:p text:style-name="Horizontal_20_Line"/>
      <text:h text:style-name="Heading_20_4" text:outline-level="4">MA | Moving Average |</text:h>
      <text:list text:style-name="L151">
        <text:list-item>
  </text:list-item>
      </text:list>
      <text:p text:style-name="Horizontal_20_Line"/>
      <text:h text:style-name="Heading_20_4" text:outline-level="4">MAMA | MESA Adaptive Moving Average |</text:h>
      <text:list text:style-name="L152">
        <text:list-item>
  </text:list-item>
      </text:list>
      <text:p text:style-name="Horizontal_20_Line"/>
      <text:h text:style-name="Heading_20_4" text:outline-level="4">MAVP | Moving Average with Variable Period |</text:h>
      <text:list text:style-name="L153">
        <text:list-item>
  </text:list-item>
      </text:list>
      <text:p text:style-name="Horizontal_20_Line"/>
      <text:h text:style-name="Heading_20_4" text:outline-level="4">MIDPOINT | MidPoint over period | DONE</text:h>
      <text:list text:style-name="L154">
        <text:list-item>
          <text:p text:style-name="P174"><text:span text:style-name="Source_Text">list of floats = jhta.MIDPOINT(df, n, price='Close')</text:span></text:p>
        </text:list-item>
        <text:list-item>
          <text:p text:style-name="P174"><text:a xlink:type="simple" xlink:href="http://www.tadoc.org/indicator/MIDPOINT.htm" office:name=""><text:span text:style-name="Definition">http://www.tadoc.org/indicator/MIDPOINT.htm</text:span></text:a></text:p>
        </text:list-item>
      </text:list>
      <text:p text:style-name="Horizontal_20_Line"/>
      <text:h text:style-name="Heading_20_4" text:outline-level="4">MIDPRICE | MidPoint Price over period | DONE</text:h>
      <text:list text:style-name="L155">
        <text:list-item>
          <text:p text:style-name="P175"><text:span text:style-name="Source_Text">list of floats = jhta.MIDPRICE(df, n, high='High', low='Low')</text:span></text:p>
        </text:list-item>
        <text:list-item>
          <text:p text:style-name="P175"><text:a xlink:type="simple" xlink:href="http://www.tadoc.org/indicator/MIDPRICE.htm" office:name=""><text:span text:style-name="Definition">http://www.tadoc.org/indicator/MIDPRICE.htm</text:span></text:a></text:p>
        </text:list-item>
      </text:list>
      <text:p text:style-name="Horizontal_20_Line"/>
      <text:h text:style-name="Heading_20_4" text:outline-level="4">MMR | Mayer Multiple Ratio | DONE</text:h>
      <text:list text:style-name="L156">
        <text:list-item>
          <text:p text:style-name="P176"><text:span text:style-name="Source_Text">list of floats = jhta.MMR(df, n=200, price='Close')</text:span></text:p>
        </text:list-item>
        <text:list-item>
          <text:p text:style-name="P176"><text:a xlink:type="simple" xlink:href="https://www.theinvestorspodcast.com/bitcoin-mayer-multiple/" office:name=""><text:span text:style-name="Definition">https://www.theinvestorspodcast.com/bitcoin-mayer-multiple/</text:span></text:a></text:p>
        </text:list-item>
      </text:list>
      <text:p text:style-name="Horizontal_20_Line"/>
      <text:h text:style-name="Heading_20_4" text:outline-level="4">SAR | Parabolic SAR | DONE</text:h>
      <text:list text:style-name="L157">
        <text:list-item>
          <text:p text:style-name="P177"><text:span text:style-name="Source_Text">list of floats = jhta.SAR(df, af_step=.02, af_max=.2, high='High', low='Low')</text:span></text:p>
        </text:list-item>
        <text:list-item>
          <text:p text:style-name="P177">book: New Concepts in Technical Trading Systems</text:p>
        </text:list-item>
      </text:list>
      <text:p text:style-name="Horizontal_20_Line"/>
      <text:h text:style-name="Heading_20_4" text:outline-level="4">SAREXT | Parabolic SAR - Extended |</text:h>
      <text:list text:style-name="L158">
        <text:list-item>
  </text:list-item>
      </text:list>
      <text:p text:style-name="Horizontal_20_Line"/>
      <text:h text:style-name="Heading_20_4" text:outline-level="4">SMA | Simple Moving Average | DONE</text:h>
      <text:list text:style-name="L159">
        <text:list-item>
          <text:p text:style-name="P179"><text:span text:style-name="Source_Text">list of floats = jhta.SMA(df, n, price='Close')</text:span></text:p>
        </text:list-item>
        <text:list-item>
          <text:p text:style-name="P179"><text:a xlink:type="simple" xlink:href="https://www.fmlabs.com/reference/default.htm?url=SimpleMA.htm" office:name=""><text:span text:style-name="Definition">https://www.fmlabs.com/reference/default.htm?url=SimpleMA.htm</text:span></text:a></text:p>
        </text:list-item>
      </text:list>
      <text:p text:style-name="Horizontal_20_Line"/>
      <text:h text:style-name="Heading_20_4" text:outline-level="4">T3 | Triple Exponential Moving Average (T3) |</text:h>
      <text:list text:style-name="L160">
        <text:list-item>
  </text:list-item>
      </text:list>
      <text:p text:style-name="Horizontal_20_Line"/>
      <text:h text:style-name="Heading_20_4" text:outline-level="4">TEMA | Triple Exponential Moving Average |</text:h>
      <text:list text:style-name="L161">
        <text:list-item>
  </text:list-item>
      </text:list>
      <text:p text:style-name="Horizontal_20_Line"/>
      <text:h text:style-name="Heading_20_4" text:outline-level="4">TRIMA | Triangular Moving Average | DONE</text:h>
      <text:list text:style-name="L162">
        <text:list-item>
          <text:p text:style-name="P182"><text:span text:style-name="Source_Text">list of floats = jhta.TRIMA(df, n, price='Close')</text:span></text:p>
        </text:list-item>
        <text:list-item>
          <text:p text:style-name="P182"><text:a xlink:type="simple" xlink:href="https://www.fmlabs.com/reference/default.htm?url=TriangularMA.htm" office:name=""><text:span text:style-name="Definition">https://www.fmlabs.com/reference/default.htm?url=TriangularMA.htm</text:span></text:a></text:p>
        </text:list-item>
      </text:list>
      <text:p text:style-name="Horizontal_20_Line"/>
      <text:h text:style-name="Heading_20_4" text:outline-level="4">VAMA | Volume Adjusted Moving Average | DONE</text:h>
      <text:list text:style-name="L163">
        <text:list-item>
          <text:p text:style-name="P183"><text:span text:style-name="Source_Text">list of floats = jhta.VAMA(df, n, price='Close', volume='Volume')</text:span></text:p>
        </text:list-item>
        <text:list-item>
          <text:p text:style-name="P183"><text:a xlink:type="simple" xlink:href="https://www.fmlabs.com/reference/default.htm?url=VolAdjustedMA.htm" office:name=""><text:span text:style-name="Definition">https://www.fmlabs.com/reference/default.htm?url=VolAdjustedMA.htm</text:span></text:a></text:p>
        </text:list-item>
      </text:list>
      <text:p text:style-name="Horizontal_20_Line"/>
      <text:h text:style-name="Heading_20_4" text:outline-level="4">WMA | Weighted Moving Average</text:h>
      <text:list text:style-name="L164">
        <text:list-item>
  </text:list-item>
      </text:list>
      <text:p text:style-name="Horizontal_20_Line"/>
      <text:h text:style-name="Heading_20_4" text:outline-level="4">WWMA | Welles Wilder Moving Average | DONE</text:h>
      <text:list text:style-name="L165">
        <text:list-item>
          <text:p text:style-name="P185"><text:span text:style-name="Source_Text">list of floats = jhta.WWMA(df, n, price='Close')</text:span></text:p>
        </text:list-item>
        <text:list-item>
          <text:p text:style-name="P185"><text:a xlink:type="simple" xlink:href="https://www.fmlabs.com/reference/default.htm?url=WellesMA.htm" office:name=""><text:span text:style-name="Definition">https://www.fmlabs.com/reference/default.htm?url=WellesMA.htm</text:span></text:a></text:p>
        </text:list-item>
      </text:list>
      <text:p text:style-name="Horizontal_20_Line"/>
      <text:h text:style-name="Heading_20_4" text:outline-level="4">WWS | Welles Wilder Summation | DONE</text:h>
      <text:list text:style-name="L166">
        <text:list-item>
          <text:p text:style-name="P186"><text:span text:style-name="Source_Text">list of floats = jhta.WWS(df, n, price='Close')</text:span></text:p>
        </text:list-item>
        <text:list-item>
          <text:p text:style-name="P186"><text:a xlink:type="simple" xlink:href="https://www.fmlabs.com/reference/default.htm?url=WellesSum.htm" office:name=""><text:span text:style-name="Definition">https://www.fmlabs.com/reference/default.htm?url=WellesSum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pattern_recognition/pattern_recognition.py" office:name=""><text:span text:style-name="Definition">Pattern Recognition</text:span></text:a></text:h>
      <text:h text:style-name="Heading_20_4" text:outline-level="4">CDL2CROWS | Two Crows |</text:h>
      <text:h text:style-name="Heading_20_4" text:outline-level="4">CDL3BLACKCROWS | Three Black Crows |</text:h>
      <text:h text:style-name="Heading_20_4" text:outline-level="4">CDL3INSIDE | Three Inside Up/Down |</text:h>
      <text:h text:style-name="Heading_20_4" text:outline-level="4">CDL3LINESTRIKE | Three-Line Strike |</text:h>
      <text:h text:style-name="Heading_20_4" text:outline-level="4">CDL3OUTSIDE | Three Outside Up/Down |</text:h>
      <text:h text:style-name="Heading_20_4" text:outline-level="4">CDL3STARSINSOUTH | Three Stars In The South |</text:h>
      <text:h text:style-name="Heading_20_4" text:outline-level="4">CDL3WHITESOLDIERS | Three Advancing White Soldiers |</text:h>
      <text:h text:style-name="Heading_20_4" text:outline-level="4">CDLABANDONEDBABY | Abandoned Baby |</text:h>
      <text:h text:style-name="Heading_20_4" text:outline-level="4">CDLADVANCEBLOCK | Advance Block |</text:h>
      <text:h text:style-name="Heading_20_4" text:outline-level="4">CDLBELTHOLD | Belt-hold |</text:h>
      <text:h text:style-name="Heading_20_4" text:outline-level="4">CDLBREAKAWAY | Breakaway |</text:h>
      <text:h text:style-name="Heading_20_4" text:outline-level="4">CDLCLOSINGMARUBOZU | Closing Marubozu |</text:h>
      <text:h text:style-name="Heading_20_4" text:outline-level="4">CDLCONSEALBABYSWALL | Concealing Baby Swallow |</text:h>
      <text:h text:style-name="Heading_20_4" text:outline-level="4">CDLCOUNTERATTACK | Counterattack |</text:h>
      <text:h text:style-name="Heading_20_4" text:outline-level="4">CDLDARKCLOUDCOVER | Dark Cloud Cover |</text:h>
      <text:h text:style-name="Heading_20_4" text:outline-level="4">CDLDOJI | Doji |</text:h>
      <text:h text:style-name="Heading_20_4" text:outline-level="4">CDLDOJISTAR | Doji Star |</text:h>
      <text:h text:style-name="Heading_20_4" text:outline-level="4">CDLDRAGONFLYDOJI | Dragonfly Doji |</text:h>
      <text:h text:style-name="Heading_20_4" text:outline-level="4">CDLENGULFING | Engulfing Pattern |</text:h>
      <text:h text:style-name="Heading_20_4" text:outline-level="4">CDLEVENINGDOJISTAR | Evening Doji Star |</text:h>
      <text:h text:style-name="Heading_20_4" text:outline-level="4">CDLEVENINGSTAR | Evening Star |</text:h>
      <text:h text:style-name="Heading_20_4" text:outline-level="4">CDLGAPSIDESIDEWHITE | Up/Down-gap side-by-side white lines |</text:h>
      <text:h text:style-name="Heading_20_4" text:outline-level="4">CDLGRAVESTONEDOJI | Gravestone Doji |</text:h>
      <text:h text:style-name="Heading_20_4" text:outline-level="4">CDLHAMMER | Hammer |</text:h>
      <text:h text:style-name="Heading_20_4" text:outline-level="4">CDLHANGINGMAN | Hanging Man |</text:h>
      <text:h text:style-name="Heading_20_4" text:outline-level="4">CDLHARAMI | Harami Pattern |</text:h>
      <text:h text:style-name="Heading_20_4" text:outline-level="4">CDLHARAMICROSS | Harami Cross Pattern |</text:h>
      <text:h text:style-name="Heading_20_4" text:outline-level="4">CDLHIGHWAVE | High-Wave Candle |</text:h>
      <text:h text:style-name="Heading_20_4" text:outline-level="4">CDLHIKKAKE | Hikkake Pattern |</text:h>
      <text:h text:style-name="Heading_20_4" text:outline-level="4">CDLHIKKAKEMOD | Modified Hikkake Pattern |</text:h>
      <text:h text:style-name="Heading_20_4" text:outline-level="4">CDLHOMINGPIGEON | Homing Pigeon |</text:h>
      <text:h text:style-name="Heading_20_4" text:outline-level="4">CDLIDENTICAL3CROWS | Identical Three Crows |</text:h>
      <text:h text:style-name="Heading_20_4" text:outline-level="4">CDLINNECK | In-Neck Pattern |</text:h>
      <text:h text:style-name="Heading_20_4" text:outline-level="4">CDLINVERTEDHAMMER | Inverted Hammer |</text:h>
      <text:h text:style-name="Heading_20_4" text:outline-level="4">CDLKICKING | Kicking |</text:h>
      <text:h text:style-name="Heading_20_4" text:outline-level="4">CDLKICKINGBYLENGTH | Kicking - bull/bear determined by the longer marubozu |</text:h>
      <text:h text:style-name="Heading_20_4" text:outline-level="4">CDLLADDERBOTTOM | Ladder Bottom |</text:h>
      <text:h text:style-name="Heading_20_4" text:outline-level="4">CDLLONGLEGGEDDOJI | Long Legged Doji |</text:h>
      <text:h text:style-name="Heading_20_4" text:outline-level="4">CDLLONGLINE | Long Line Candle |</text:h>
      <text:h text:style-name="Heading_20_4" text:outline-level="4">CDLMARUBOZU | Marubozu |</text:h>
      <text:h text:style-name="Heading_20_4" text:outline-level="4">CDLMATCHINGLOW | Matching Low |</text:h>
      <text:h text:style-name="Heading_20_4" text:outline-level="4">CDLMATHOLD | Mat Hold |</text:h>
      <text:h text:style-name="Heading_20_4" text:outline-level="4">CDLMORNINGDOJISTAR | Morning Doji Star |</text:h>
      <text:h text:style-name="Heading_20_4" text:outline-level="4">CDLMORNINGSTAR | Morning Star |</text:h>
      <text:h text:style-name="Heading_20_4" text:outline-level="4">CDLONNECK | On-Neck Pattern |</text:h>
      <text:h text:style-name="Heading_20_4" text:outline-level="4">CDLPIERCING | Piercing Pattern |</text:h>
      <text:h text:style-name="Heading_20_4" text:outline-level="4">CDLRICKSHAWMAN | Rickshaw Man |</text:h>
      <text:h text:style-name="Heading_20_4" text:outline-level="4">CDLRISEFALL3METHODS | Rising/Falling Three Methods |</text:h>
      <text:h text:style-name="Heading_20_4" text:outline-level="4">CDLSEPARATINGLINES | Separating Lines |</text:h>
      <text:h text:style-name="Heading_20_4" text:outline-level="4">CDLSHOOTINGSTAR | Shooting Star |</text:h>
      <text:h text:style-name="Heading_20_4" text:outline-level="4">CDLSHORTLINE | Short Line Candle |</text:h>
      <text:h text:style-name="Heading_20_4" text:outline-level="4">CDLSPINNINGTOP | Spinning Top |</text:h>
      <text:h text:style-name="Heading_20_4" text:outline-level="4">CDLSTALLEDPATTERN | Stalled Pattern |</text:h>
      <text:h text:style-name="Heading_20_4" text:outline-level="4">CDLSTICKSANDWICH | Stick Sandwich |</text:h>
      <text:h text:style-name="Heading_20_4" text:outline-level="4">CDLTAKURI | Takuri (Dragonfly Doji with very long lower shadow) |</text:h>
      <text:h text:style-name="Heading_20_4" text:outline-level="4">CDLTASUKIGAP | Tasuki Gap |</text:h>
      <text:h text:style-name="Heading_20_4" text:outline-level="4">CDLTHRUSTING | Thrusting Pattern |</text:h>
      <text:h text:style-name="Heading_20_4" text:outline-level="4">CDLTRISTAR | Tristar Pattern |</text:h>
      <text:h text:style-name="Heading_20_4" text:outline-level="4">CDLUNIQUE3RIVER | Unique 3 River |</text:h>
      <text:h text:style-name="Heading_20_4" text:outline-level="4">CDLUPSIDEGAP2CROWS | Upside Gap Two Crows |</text:h>
      <text:h text:style-name="Heading_20_4" text:outline-level="4">CDLXSIDEGAP3METHODS | Upside/Downside Gap Three Methods |</text:h>
      <text:p text:style-name="Horizontal_20_Line"/>
      <text:h text:style-name="Heading_20_3" text:outline-level="3"><text:a xlink:type="simple" xlink:href="https://github.com/joosthoeks/jhTAlib/blob/master/jhtalib/price_transform/price_transform.py" office:name=""><text:span text:style-name="Definition">Price Transform</text:span></text:a></text:h>
      <text:h text:style-name="Heading_20_4" text:outline-level="4">AVGPRICE | Average Price | DONE</text:h>
      <text:list text:style-name="L167">
        <text:list-item>
          <text:p text:style-name="P187"><text:span text:style-name="Source_Text">list of floats = jhta.AVGPRICE(df, open='Open', high='High', low='Low', close='Close')</text:span></text:p>
        </text:list-item>
        <text:list-item>
          <text:p text:style-name="P187"><text:a xlink:type="simple" xlink:href="https://www.fmlabs.com/reference/default.htm?url=AvgPrices.htm" office:name=""><text:span text:style-name="Definition">https://www.fmlabs.com/reference/default.htm?url=AvgPrices.htm</text:span></text:a></text:p>
        </text:list-item>
      </text:list>
      <text:p text:style-name="Horizontal_20_Line"/>
      <text:h text:style-name="Heading_20_4" text:outline-level="4">MEDPRICE | Median Price | DONE</text:h>
      <text:list text:style-name="L168">
        <text:list-item>
          <text:p text:style-name="P188"><text:span text:style-name="Source_Text">list of floats = jhta.MEDPRICE(df, high='High', low='Low')</text:span></text:p>
        </text:list-item>
        <text:list-item>
          <text:p text:style-name="P188"><text:a xlink:type="simple" xlink:href="https://www.fmlabs.com/reference/default.htm?url=MedianPrices.htm" office:name=""><text:span text:style-name="Definition">https://www.fmlabs.com/reference/default.htm?url=MedianPrices.htm</text:span></text:a></text:p>
        </text:list-item>
      </text:list>
      <text:p text:style-name="Horizontal_20_Line"/>
      <text:h text:style-name="Heading_20_4" text:outline-level="4">TYPPRICE | Typical Price | DONE</text:h>
      <text:list text:style-name="L169">
        <text:list-item>
          <text:p text:style-name="P189"><text:span text:style-name="Source_Text">list of floats = jhta.TYPPRICE(df, high='High', low='Low', close='Close')</text:span></text:p>
        </text:list-item>
        <text:list-item>
          <text:p text:style-name="P189"><text:a xlink:type="simple" xlink:href="https://www.fmlabs.com/reference/default.htm?url=TypicalPrices.htm" office:name=""><text:span text:style-name="Definition">https://www.fmlabs.com/reference/default.htm?url=TypicalPrices.htm</text:span></text:a></text:p>
        </text:list-item>
      </text:list>
      <text:p text:style-name="Horizontal_20_Line"/>
      <text:h text:style-name="Heading_20_4" text:outline-level="4">WCLPRICE | Weighted Close Price | DONE</text:h>
      <text:list text:style-name="L170">
        <text:list-item>
          <text:p text:style-name="P190"><text:span text:style-name="Source_Text">list of floats = jhta.WCLPRICE(df, high='High', low='Low', close='Close')</text:span></text:p>
        </text:list-item>
        <text:list-item>
          <text:p text:style-name="P190"><text:a xlink:type="simple" xlink:href="https://www.fmlabs.com/reference/default.htm?url=WeightedCloses.htm" office:name=""><text:span text:style-name="Definition">https://www.fmlabs.com/reference/default.htm?url=WeightedCloses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statistic_functions/statistic_functions.py" office:name=""><text:span text:style-name="Definition">Statistic Functions</text:span></text:a></text:h>
      <text:h text:style-name="Heading_20_4" text:outline-level="4">MEAN | Arithmetic mean (average) of data | DONE</text:h>
      <text:list text:style-name="L171">
        <text:list-item>
          <text:p text:style-name="P191"><text:span text:style-name="Source_Text">list of floats = jhta.MEAN(df, n, price='Close')</text:span></text:p>
        </text:list-item>
      </text:list>
      <text:p text:style-name="Horizontal_20_Line"/>
      <text:h text:style-name="Heading_20_4" text:outline-level="4">HARMONIC_MEAN | Harmonic mean of data | DONE</text:h>
      <text:list text:style-name="L172">
        <text:list-item>
          <text:p text:style-name="P192"><text:span text:style-name="Source_Text">list of floats = jhta.HARMONIC_MEAN(df, n, price='Close')</text:span></text:p>
        </text:list-item>
      </text:list>
      <text:p text:style-name="Horizontal_20_Line"/>
      <text:h text:style-name="Heading_20_4" text:outline-level="4">MEDIAN | Median (middle value) of data | DONE</text:h>
      <text:list text:style-name="L173">
        <text:list-item>
          <text:p text:style-name="P193"><text:span text:style-name="Source_Text">list of floats = jhta.MEDIAN(df, n, price='Close')</text:span></text:p>
        </text:list-item>
      </text:list>
      <text:p text:style-name="Horizontal_20_Line"/>
      <text:h text:style-name="Heading_20_4" text:outline-level="4">MEDIAN_LOW | Low median of data | DONE</text:h>
      <text:list text:style-name="L174">
        <text:list-item>
          <text:p text:style-name="P194"><text:span text:style-name="Source_Text">list of floats = jhta.MEDIAN_LOW(df, n, price='Close')</text:span></text:p>
        </text:list-item>
      </text:list>
      <text:p text:style-name="Horizontal_20_Line"/>
      <text:h text:style-name="Heading_20_4" text:outline-level="4">MEDIAN_HIGH | High median of data | DONE</text:h>
      <text:list text:style-name="L175">
        <text:list-item>
          <text:p text:style-name="P195"><text:span text:style-name="Source_Text">list of floats = jhta.MEDIAN_HIGH(df, n, price='Close')</text:span></text:p>
        </text:list-item>
      </text:list>
      <text:p text:style-name="Horizontal_20_Line"/>
      <text:h text:style-name="Heading_20_4" text:outline-level="4">MEDIAN_GROUPED | Median, or 50th percentile, of grouped data | DONE</text:h>
      <text:list text:style-name="L176">
        <text:list-item>
          <text:p text:style-name="P196"><text:span text:style-name="Source_Text">list of floats = jhta.MEDIAN_GROUPED(df, n, price='Close', interval=1)</text:span></text:p>
        </text:list-item>
      </text:list>
      <text:p text:style-name="Horizontal_20_Line"/>
      <text:h text:style-name="Heading_20_4" text:outline-level="4">MODE | Mode (most common value) of discrete data | DONE</text:h>
      <text:list text:style-name="L177">
        <text:list-item>
          <text:p text:style-name="P197"><text:span text:style-name="Source_Text">list of floats = jhta.MODE(df, n, price='Close')</text:span></text:p>
        </text:list-item>
      </text:list>
      <text:p text:style-name="Horizontal_20_Line"/>
      <text:h text:style-name="Heading_20_4" text:outline-level="4">PSTDEV | Population standard deviation of data | DONE</text:h>
      <text:list text:style-name="L178">
        <text:list-item>
          <text:p text:style-name="P198"><text:span text:style-name="Source_Text">list of floats = jhta.PSTDEV(df, n, price='Close', mu=None)</text:span></text:p>
        </text:list-item>
      </text:list>
      <text:p text:style-name="Horizontal_20_Line"/>
      <text:h text:style-name="Heading_20_4" text:outline-level="4">PVARIANCE | Population variance of data | DONE</text:h>
      <text:list text:style-name="L179">
        <text:list-item>
          <text:p text:style-name="P199"><text:span text:style-name="Source_Text">list of floats = jhta.PVARIANCE(df, n, price='Close', mu=None)</text:span></text:p>
        </text:list-item>
      </text:list>
      <text:p text:style-name="Horizontal_20_Line"/>
      <text:h text:style-name="Heading_20_4" text:outline-level="4">STDEV | Sample standard deviation of data | DONE</text:h>
      <text:list text:style-name="L180">
        <text:list-item>
          <text:p text:style-name="P200"><text:span text:style-name="Source_Text">list of floats = jhta.STDEV(df, n, price='Close', xbar=None)</text:span></text:p>
        </text:list-item>
      </text:list>
      <text:p text:style-name="Horizontal_20_Line"/>
      <text:h text:style-name="Heading_20_4" text:outline-level="4">VARIANCE | Sample variance of data | DONE</text:h>
      <text:list text:style-name="L181">
        <text:list-item>
          <text:p text:style-name="P201"><text:span text:style-name="Source_Text">list of floats = jhta.VARIANCE(df, n, price='Close', xbar=None)</text:span></text:p>
        </text:list-item>
      </text:list>
      <text:p text:style-name="Horizontal_20_Line"/>
      <text:h text:style-name="Heading_20_4" text:outline-level="4">COV | Covariance | DONE</text:h>
      <text:list text:style-name="L182">
        <text:list-item>
          <text:p text:style-name="P202"><text:span text:style-name="Source_Text">float = jhta.COV(list1, list2)</text:span></text:p>
        </text:list-item>
        <text:list-item>
          <text:p text:style-name="P202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VARIANCE | Covariance | DONE</text:h>
      <text:list text:style-name="L183">
        <text:list-item>
          <text:p text:style-name="P203"><text:span text:style-name="Source_Text">list of floats = jhta.COVARIANCE(df1, df2, n, price1='Close', price2='Close')</text:span></text:p>
        </text:list-item>
        <text:list-item>
          <text:p text:style-name="P203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R | Correlation | DONE</text:h>
      <text:list text:style-name="L184">
        <text:list-item>
          <text:p text:style-name="P204"><text:span text:style-name="Source_Text">float = jhta.COR(list1, list2)</text:span></text:p>
        </text:list-item>
      </text:list>
      <text:p text:style-name="Horizontal_20_Line"/>
      <text:h text:style-name="Heading_20_4" text:outline-level="4">CORRELATION | Correlation | DONE</text:h>
      <text:list text:style-name="L185">
        <text:list-item>
          <text:p text:style-name="P205"><text:span text:style-name="Source_Text">list of floats = jhta.CORRELATION(df1, df2, n, price1='Close', price2='Close')</text:span></text:p>
        </text:list-item>
      </text:list>
      <text:p text:style-name="Horizontal_20_Line"/>
      <text:h text:style-name="Heading_20_4" text:outline-level="4">PCOR | Population Correlation | DONE</text:h>
      <text:list text:style-name="L186">
        <text:list-item>
          <text:p text:style-name="P206"><text:span text:style-name="Source_Text">float = jhta.PCOR(list1, list2)</text:span></text:p>
        </text:list-item>
      </text:list>
      <text:p text:style-name="Horizontal_20_Line"/>
      <text:h text:style-name="Heading_20_4" text:outline-level="4">PCORRELATION | Population Correlation | DONE</text:h>
      <text:list text:style-name="L187">
        <text:list-item>
          <text:p text:style-name="P207"><text:span text:style-name="Source_Text">list of floats = jhta.PCORRELATION(df1, df2, n, price1='Close', price2='Close')</text:span></text:p>
        </text:list-item>
      </text:list>
      <text:p text:style-name="Horizontal_20_Line"/>
      <text:h text:style-name="Heading_20_4" text:outline-level="4">R2 | R-Squared | DONE</text:h>
      <text:list text:style-name="L188">
        <text:list-item>
          <text:p text:style-name="P208"><text:span text:style-name="Source_Text">float = jhta.R2(list1, list2)</text:span></text:p>
        </text:list-item>
        <text:list-item>
          <text:p text:style-name="P208"><text:a xlink:type="simple" xlink:href="https://www.wallstreetmojo.com/r-squared-formula/" office:name=""><text:span text:style-name="Definition">https://www.wallstreetmojo.com/r-squared-formula/</text:span></text:a></text:p>
        </text:list-item>
      </text:list>
      <text:p text:style-name="Horizontal_20_Line"/>
      <text:h text:style-name="Heading_20_4" text:outline-level="4">RSQUARED | R-Squared | DONE</text:h>
      <text:list text:style-name="L189">
        <text:list-item>
          <text:p text:style-name="P209"><text:span text:style-name="Source_Text">list of floats = jhta.RSQUARED(df1, df2, n, price1='Close', price2='Close')</text:span></text:p>
        </text:list-item>
        <text:list-item>
          <text:p text:style-name="P209"><text:a xlink:type="simple" xlink:href="https://www.wallstreetmojo.com/r-squared-formula/" office:name=""><text:span text:style-name="Definition">https://www.wallstreetmojo.com/r-squared-formula/</text:span></text:a></text:p>
        </text:list-item>
      </text:list>
      <text:p text:style-name="Horizontal_20_Line"/>
      <text:h text:style-name="Heading_20_4" text:outline-level="4">BETA | Beta | DONE</text:h>
      <text:list text:style-name="L190">
        <text:list-item>
          <text:p text:style-name="P210"><text:span text:style-name="Source_Text">float = jhta.BETA(list1, list2)</text:span></text:p>
        </text:list-item>
        <text:list-item>
          <text:p text:style-name="P210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BETAS | Betas | DONE</text:h>
      <text:list text:style-name="L191">
        <text:list-item>
          <text:p text:style-name="P211"><text:span text:style-name="Source_Text">list of floats = jhta.BETAS(df1, df2, n, price1='Close', price2='Close')</text:span></text:p>
        </text:list-item>
        <text:list-item>
          <text:p text:style-name="P211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LSR | Least Squares Regression | DONE</text:h>
      <text:list text:style-name="L192">
        <text:list-item>
          <text:p text:style-name="P212"><text:span text:style-name="Source_Text">list of floats = jhta.LSR(df, price='Close', predictions_int=0)</text:span></text:p>
        </text:list-item>
        <text:list-item>
          <text:p text:style-name="P212"><text:a xlink:type="simple" xlink:href="https://www.mathsisfun.com/data/least-squares-regression.html" office:name=""><text:span text:style-name="Definition">https://www.mathsisfun.com/data/least-squares-regression.html</text:span></text:a></text:p>
        </text:list-item>
      </text:list>
      <text:p text:style-name="Horizontal_20_Line"/>
      <text:h text:style-name="Heading_20_4" text:outline-level="4">SLR | Simple Linear Regression | DONE</text:h>
      <text:list text:style-name="L193">
        <text:list-item>
          <text:p text:style-name="P213"><text:span text:style-name="Source_Text">list of floats = jhta.SLR(df, price='Close', predictions_int=0)</text:span></text:p>
        </text:list-item>
        <text:list-item>
          <text:p text:style-name="P213"><text:a xlink:type="simple" xlink:href="https://machinelearningmastery.com/implement-simple-linear-regression-scratch-python/" office:name=""><text:span text:style-name="Definition">https://machinelearningmastery.com/implement-simple-linear-regression-scratch-python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uncategorised/uncategorised.py" office:name=""><text:span text:style-name="Definition">Uncategorised</text:span></text:a></text:h>
      <text:h text:style-name="Heading_20_4" text:outline-level="4">HR | Hit Rate / Win Rate | DONE</text:h>
      <text:list text:style-name="L194">
        <text:list-item>
          <text:p text:style-name="P214"><text:span text:style-name="Source_Text">float = jhta.HR(hit_trades_int, total_trades_int)</text:span></text:p>
        </text:list-item>
        <text:list-item>
          <text:p text:style-name="P214"><text:a xlink:type="simple" xlink:href="http://traderskillset.com/hit-rate-stock-trading/" office:name=""><text:span text:style-name="Definition">http://traderskillset.com/hit-rate-stock-trading/</text:span></text:a></text:p>
        </text:list-item>
      </text:list>
      <text:p text:style-name="Horizontal_20_Line"/>
      <text:h text:style-name="Heading_20_4" text:outline-level="4">PLR | Profit/Loss Ratio | DONE</text:h>
      <text:list text:style-name="L195">
        <text:list-item>
          <text:p text:style-name="P215"><text:span text:style-name="Source_Text">float = jhta.PLR(mean_trade_profit_float, mean_trade_loss_float)</text:span></text:p>
        </text:list-item>
        <text:list-item>
          <text:p text:style-name="P215"><text:a xlink:type="simple" xlink:href="https://www.investopedia.com/terms/p/profit_loss_ratio.asp" office:name=""><text:span text:style-name="Definition">https://www.investopedia.com/terms/p/profit_loss_ratio.asp</text:span></text:a></text:p>
        </text:list-item>
      </text:list>
      <text:p text:style-name="Horizontal_20_Line"/>
      <text:h text:style-name="Heading_20_4" text:outline-level="4">EV | Expected Value | DONE</text:h>
      <text:list text:style-name="L196">
        <text:list-item>
          <text:p text:style-name="P216"><text:span text:style-name="Source_Text">float = jhta.EV(hitrade_float, mean_trade_profit_float, mean_trade_loss_float)</text:span></text:p>
        </text:list-item>
        <text:list-item>
          <text:p text:style-name="P216"><text:a xlink:type="simple" xlink:href="https://en.wikipedia.org/wiki/Expected_value" office:name=""><text:span text:style-name="Definition">https://en.wikipedia.org/wiki/Expected_value</text:span></text:a></text:p>
        </text:list-item>
      </text:list>
      <text:p text:style-name="Horizontal_20_Line"/>
      <text:h text:style-name="Heading_20_4" text:outline-level="4">POR | Probability of Ruin (Table of Lucas and LeBeau) | DONE</text:h>
      <text:list text:style-name="L197">
        <text:list-item>
          <text:p text:style-name="P217"><text:span text:style-name="Source_Text">int = jhta.POR(hitrade_float, profit_loss_ratio_float)</text:span></text:p>
        </text:list-item>
        <text:list-item>
          <text:p text:style-name="P217">book: Computer Analysis of the Futures Markets</text:p>
        </text:list-item>
      </text:list>
      <text:p text:style-name="Horizontal_20_Line"/>
      <text:h text:style-name="Heading_20_4" text:outline-level="4">BPPS | Basis Points per Second | DONE</text:h>
      <text:list text:style-name="L198">
        <text:list-item>
          <text:p text:style-name="P218"><text:span text:style-name="Source_Text">float = jhta.BPPS(trade_start_price, trade_end_price, trade_start_timestamp, trade_end_timestamp)</text:span></text:p>
        </text:list-item>
        <text:list-item>
          <text:p text:style-name="P218">book: An Introduction to Algorithmic Trading</text:p>
        </text:list-item>
      </text:list>
      <text:p text:style-name="Horizontal_20_Line"/>
      <text:h text:style-name="Heading_20_4" text:outline-level="4">RET | Return | DONE</text:h>
      <text:list text:style-name="L199">
        <text:list-item>
          <text:p text:style-name="P219"><text:span text:style-name="Source_Text">list of floats = jhta.RET(df, price='Close')</text:span></text:p>
        </text:list-item>
        <text:list-item>
          <text:p text:style-name="P219">book: An Introduction to Algorithmic Trading</text:p>
        </text:list-item>
      </text:list>
      <text:p text:style-name="Horizontal_20_Line"/>
      <text:h text:style-name="Heading_20_4" text:outline-level="4">RETS | Returns | DONE</text:h>
      <text:list text:style-name="L200">
        <text:list-item>
          <text:p text:style-name="P220"><text:span text:style-name="Source_Text">list of floats = jhta.RETS(df, price='Close')</text:span></text:p>
        </text:list-item>
        <text:list-item>
          <text:p text:style-name="P220">book: An Introduction to Algorithmic Trading</text:p>
        </text:list-item>
      </text:list>
      <text:p text:style-name="Horizontal_20_Line"/>
      <text:h text:style-name="Heading_20_4" text:outline-level="4">PRET | %Return | DONE</text:h>
      <text:list text:style-name="L201">
        <text:list-item>
          <text:p text:style-name="P221"><text:span text:style-name="Source_Text">list of floats = jhta.PRET(df, price='Close')</text:span></text:p>
        </text:list-item>
        <text:list-item>
          <text:p text:style-name="P221">book: An Introduction to Algorithmic Trading</text:p>
        </text:list-item>
      </text:list>
      <text:p text:style-name="Horizontal_20_Line"/>
      <text:h text:style-name="Heading_20_4" text:outline-level="4">PRETS | %Returns | DONE</text:h>
      <text:list text:style-name="L202">
        <text:list-item>
          <text:p text:style-name="P222"><text:span text:style-name="Source_Text">list of floats = jhta.PRETS(df, price='Close')</text:span></text:p>
        </text:list-item>
        <text:list-item>
          <text:p text:style-name="P222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volatility_indicators/volatility_indicators.py" office:name=""><text:span text:style-name="Definition">Volatility Indicators</text:span></text:a></text:h>
      <text:h text:style-name="Heading_20_4" text:outline-level="4">AEM | Arms Ease of Movement | DONE</text:h>
      <text:list text:style-name="L203">
        <text:list-item>
          <text:p text:style-name="P223"><text:span text:style-name="Source_Text">list of floats = jhta.AEM(df, high='High', low='Low', volume='Volume')</text:span></text:p>
        </text:list-item>
        <text:list-item>
          <text:p text:style-name="P223"><text:a xlink:type="simple" xlink:href="https://www.fmlabs.com/reference/default.htm?url=ArmsEMV.htm" office:name=""><text:span text:style-name="Definition">https://www.fmlabs.com/reference/default.htm?url=ArmsEMV.htm</text:span></text:a></text:p>
        </text:list-item>
      </text:list>
      <text:p text:style-name="Horizontal_20_Line"/>
      <text:h text:style-name="Heading_20_4" text:outline-level="4">ATR | Average True Range | DONE</text:h>
      <text:list text:style-name="L204">
        <text:list-item>
          <text:p text:style-name="P224"><text:span text:style-name="Source_Text">list of floats = jhta.ATR(df, n, high='High', low='Low', close='Close')</text:span></text:p>
        </text:list-item>
        <text:list-item>
          <text:p text:style-name="P224"><text:a xlink:type="simple" xlink:href="https://www.fmlabs.com/reference/default.htm?url=ATR.htm" office:name=""><text:span text:style-name="Definition">https://www.fmlabs.com/reference/default.htm?url=ATR.htm</text:span></text:a></text:p>
        </text:list-item>
      </text:list>
      <text:p text:style-name="Horizontal_20_Line"/>
      <text:h text:style-name="Heading_20_4" text:outline-level="4">NATR | Normalized Average True Range |</text:h>
      <text:list text:style-name="L205">
        <text:list-item>
  </text:list-item>
      </text:list>
      <text:p text:style-name="Horizontal_20_Line"/>
      <text:h text:style-name="Heading_20_4" text:outline-level="4">RVI | Relative Volatility Index | DONE</text:h>
      <text:list text:style-name="L206">
        <text:list-item>
          <text:p text:style-name="P226"><text:span text:style-name="Source_Text">list of floats = jhta.RVI(df, n, high='High', low='Low')</text:span></text:p>
        </text:list-item>
        <text:list-item>
          <text:p text:style-name="P226"><text:a xlink:type="simple" xlink:href="https://www.fmlabs.com/reference/default.htm?url=RVI.htm" office:name=""><text:span text:style-name="Definition">https://www.fmlabs.com/reference/default.htm?url=RVI.htm</text:span></text:a></text:p>
        </text:list-item>
      </text:list>
      <text:p text:style-name="Horizontal_20_Line"/>
      <text:h text:style-name="Heading_20_4" text:outline-level="4">INERTIA | Inertia |</text:h>
      <text:list text:style-name="L207">
        <text:list-item>
  </text:list-item>
      </text:list>
      <text:p text:style-name="Horizontal_20_Line"/>
      <text:h text:style-name="Heading_20_4" text:outline-level="4">PRANGE | %Range | DONE</text:h>
      <text:list text:style-name="L208">
        <text:list-item>
          <text:p text:style-name="P228"><text:span text:style-name="Source_Text">list of floats = jhta.PRANGE(df, n, max_price='High', min_price='Low')</text:span></text:p>
        </text:list-item>
        <text:list-item>
          <text:p text:style-name="P228">book: An Introduction to Algorithmic Trading</text:p>
        </text:list-item>
      </text:list>
      <text:p text:style-name="Horizontal_20_Line"/>
      <text:h text:style-name="Heading_20_4" text:outline-level="4">TRANGE | True Range | DONE</text:h>
      <text:list text:style-name="L209">
        <text:list-item>
          <text:p text:style-name="P229"><text:span text:style-name="Source_Text">list of floats = jhta.TRANGE(df, high='High', low='Low', close='Close')</text:span></text:p>
        </text:list-item>
        <text:list-item>
          <text:p text:style-name="P229"><text:a xlink:type="simple" xlink:href="https://www.fmlabs.com/reference/default.htm?url=TR.htm" office:name=""><text:span text:style-name="Definition">https://www.fmlabs.com/reference/default.htm?url=T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volume_indicators/volume_indicators.py" office:name=""><text:span text:style-name="Definition">Volume Indicators</text:span></text:a></text:h>
      <text:h text:style-name="Heading_20_4" text:outline-level="4">AD | Chaikin A/D Line | DONE</text:h>
      <text:list text:style-name="L210">
        <text:list-item>
          <text:p text:style-name="P230"><text:span text:style-name="Source_Text">list of floats = jhta.AD(df, high='High', low='Low', close='Close', volume='Volume')</text:span></text:p>
        </text:list-item>
        <text:list-item>
          <text:p text:style-name="P230"><text:a xlink:type="simple" xlink:href="https://www.fmlabs.com/reference/default.htm?url=AccumDist.htm" office:name=""><text:span text:style-name="Definition">https://www.fmlabs.com/reference/default.htm?url=AccumDist.htm</text:span></text:a></text:p>
        </text:list-item>
      </text:list>
      <text:p text:style-name="Horizontal_20_Line"/>
      <text:h text:style-name="Heading_20_4" text:outline-level="4">ADOSC | Chaikin A/D Oscillator |</text:h>
      <text:list text:style-name="L211">
        <text:list-item>
  </text:list-item>
      </text:list>
      <text:p text:style-name="Horizontal_20_Line"/>
      <text:h text:style-name="Heading_20_4" text:outline-level="4">MFAI | Market Facilitation Index | DONE</text:h>
      <text:list text:style-name="L212">
        <text:list-item>
          <text:p text:style-name="P232"><text:span text:style-name="Source_Text">list of floats = jhta.MFAI(df, high='High', low='Low', volume='Volume')</text:span></text:p>
        </text:list-item>
        <text:list-item>
          <text:p text:style-name="P232"><text:a xlink:type="simple" xlink:href="https://www.fmlabs.com/reference/default.htm?url=MFI.htm" office:name=""><text:span text:style-name="Definition">https://www.fmlabs.com/reference/default.htm?url=MFI.htm</text:span></text:a></text:p>
        </text:list-item>
      </text:list>
      <text:p text:style-name="Horizontal_20_Line"/>
      <text:h text:style-name="Heading_20_4" text:outline-level="4">NVI | Negative Volume Index | DONE</text:h>
      <text:list text:style-name="L213">
        <text:list-item>
          <text:p text:style-name="P233"><text:span text:style-name="Source_Text">list of floats = jhta.NVI(df, price='Close', volume='Volume')</text:span></text:p>
        </text:list-item>
        <text:list-item>
          <text:p text:style-name="P233"><text:a xlink:type="simple" xlink:href="https://www.fmlabs.com/reference/default.htm?url=NVI.htm" office:name=""><text:span text:style-name="Definition">https://www.fmlabs.com/reference/default.htm?url=NVI.htm</text:span></text:a></text:p>
        </text:list-item>
      </text:list>
      <text:p text:style-name="Horizontal_20_Line"/>
      <text:h text:style-name="Heading_20_4" text:outline-level="4">OBV | On Balance Volume | DONE</text:h>
      <text:list text:style-name="L214">
        <text:list-item>
          <text:p text:style-name="P234"><text:span text:style-name="Source_Text">list of floats = jhta.OBV(df, close='Close', volume='Volume')</text:span></text:p>
        </text:list-item>
        <text:list-item>
          <text:p text:style-name="P234"><text:a xlink:type="simple" xlink:href="https://www.fmlabs.com/reference/default.htm?url=OBV.htm" office:name=""><text:span text:style-name="Definition">https://www.fmlabs.com/reference/default.htm?url=OBV.htm</text:span></text:a></text:p>
        </text:list-item>
      </text:list>
      <text:p text:style-name="Horizontal_20_Line"/>
      <text:h text:style-name="Heading_20_4" text:outline-level="4">PVR | Price Volume Rank | DONE</text:h>
      <text:list text:style-name="L215">
        <text:list-item>
          <text:p text:style-name="P235"><text:span text:style-name="Source_Text">list of ints = jhta.PVR(df, price='Close', volume='Volume')</text:span></text:p>
        </text:list-item>
        <text:list-item>
          <text:p text:style-name="P235"><text:a xlink:type="simple" xlink:href="https://www.fmlabs.com/reference/default.htm?url=PVrank.htm" office:name=""><text:span text:style-name="Definition">https://www.fmlabs.com/reference/default.htm?url=PVrank.htm</text:span></text:a></text:p>
        </text:list-item>
      </text:list>
      <text:p text:style-name="Horizontal_20_Line"/>
      <text:h text:style-name="Heading_20_4" text:outline-level="4">PVT | Price Volume Trend | DONE</text:h>
      <text:list text:style-name="L216">
        <text:list-item>
          <text:p text:style-name="P236"><text:span text:style-name="Source_Text">list of floats = jhta.PVT(df, price='Close', volume='Volume')</text:span></text:p>
        </text:list-item>
        <text:list-item>
          <text:p text:style-name="P236"><text:a xlink:type="simple" xlink:href="https://www.fmlabs.com/reference/default.htm?url=PVT.htm" office:name=""><text:span text:style-name="Definition">https://www.fmlabs.com/reference/default.htm?url=PVT.htm</text:span></text:a></text:p>
        </text:list-item>
      </text:list>
      <text:p text:style-name="Horizontal_20_Line"/>
      <text:h text:style-name="Heading_20_4" text:outline-level="4">PVI | Positive Volume Index | DONE</text:h>
      <text:list text:style-name="L217">
        <text:list-item>
          <text:p text:style-name="P237"><text:span text:style-name="Source_Text">list of floats = jhta.PVI(df, price='Close', volume='Volume')</text:span></text:p>
        </text:list-item>
        <text:list-item>
          <text:p text:style-name="P237"><text:a xlink:type="simple" xlink:href="https://www.fmlabs.com/reference/default.htm?url=PVI.htm" office:name=""><text:span text:style-name="Definition">https://www.fmlabs.com/reference/default.htm?url=PVI.htm</text:span></text:a></text:p>
        </text:list-item>
      </text:list>
      <text:p text:style-name="Horizontal_20_Line"/>
      <text:h text:style-name="Heading_20_4" text:outline-level="4">VWAP | Volume Weighted Average Price | DONE</text:h>
      <text:list text:style-name="L218">
        <text:list-item>
          <text:p text:style-name="P238"><text:span text:style-name="Source_Text">list of floats = jhta.VWAP(df, open='Open', high='High', low='Low', close='Close', volume='Volume')</text:span></text:p>
        </text:list-item>
        <text:list-item>
          <text:p text:style-name="P238">book: An Introduction to Algorithmic Trading</text:p>
        </text:list-item>
      </text:list>
      <text:p text:style-name="Horizontal_20_Line"/>
      <text:h text:style-name="Heading_20_2" text:outline-level="2">Notebooks</text:h>
      <text:list text:style-name="L219">
        <text:list-item>
          <text:p text:style-name="P239"><text:a xlink:type="simple" xlink:href="https://github.com/joosthoeks/jhTAlib/tree/master/notebook" office:name=""><text:span text:style-name="Definition">https://github.com/joosthoeks/jhTAlib/tree/master/notebook</text:span></text:a></text:p>
        </text:list-item>
      </text:list>
      <text:h text:style-name="Heading_20_3" text:outline-level="3">Recession Probability</text:h>
      <text:list text:style-name="L220">
        <text:list-item>
          <text:p text:style-name="P240"><text:a xlink:type="simple" xlink:href="https://colab.research.google.com/github/joosthoeks/jhTAlib/blob/master/notebook/recession_probability.ipynb" office:name=""><text:span text:style-name="Definition">https://colab.research.google.com/github/joosthoeks/jhTAlib/blob/master/notebook/recession_probability.ipynb</text:span></text:a></text:p>
        </text:list-item>
      </text:list>
      <text:p text:style-name="Horizontal_20_Line"/>
      <text:h text:style-name="Heading_20_2" text:outline-level="2">Donation and Funding</text:h>
      <text:list text:style-name="L221">
        <text:list-item>
          <text:p text:style-name="P241">BTC: <text:a xlink:type="simple" xlink:href="https://insight.bitpay.com/address/3KCoXMyUDgVABoFSuV8GQT3k8qkUhEDG9X" office:name=""><text:span text:style-name="Definition">3KCoXMyUDgVABoFSuV8GQT3k8qkUhEDG9X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